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2d1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31.2" calcext:value-type="float">
            <text:p>19531.2</text:p>
          </table:table-cell>
          <table:table-cell office:value-type="float" office:value="15511.507856" calcext:value-type="float">
            <text:p>15511.507856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51527.2" calcext:value-type="float">
            <text:p>51527.2</text:p>
          </table:table-cell>
          <table:table-cell office:value-type="float" office:value="34369.26687" calcext:value-type="float">
            <text:p>34369.26687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22165.6" calcext:value-type="float">
            <text:p>22165.6</text:p>
          </table:table-cell>
          <table:table-cell office:value-type="float" office:value="15508.994276" calcext:value-type="float">
            <text:p>15508.994276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15.9" calcext:value-type="float">
            <text:p>33915.9</text:p>
          </table:table-cell>
          <table:table-cell office:value-type="float" office:value="8245.709338" calcext:value-type="float">
            <text:p>8245.709338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81290.3" calcext:value-type="float">
            <text:p>81290.3</text:p>
          </table:table-cell>
          <table:table-cell office:value-type="float" office:value="14705.123516" calcext:value-type="float">
            <text:p>14705.123516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30726.7" calcext:value-type="float">
            <text:p>30726.7</text:p>
          </table:table-cell>
          <table:table-cell office:value-type="float" office:value="401.154098" calcext:value-type="float">
            <text:p>401.154098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037.8" calcext:value-type="float">
            <text:p>70037.8</text:p>
          </table:table-cell>
          <table:table-cell office:value-type="float" office:value="15988.810505" calcext:value-type="float">
            <text:p>15988.810505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168844.4" calcext:value-type="float">
            <text:p>168844.4</text:p>
          </table:table-cell>
          <table:table-cell office:value-type="float" office:value="2111.575488" calcext:value-type="float">
            <text:p>2111.575488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72082.6" calcext:value-type="float">
            <text:p>72082.6</text:p>
          </table:table-cell>
          <table:table-cell office:value-type="float" office:value="15559.576307" calcext:value-type="float">
            <text:p>15559.576307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366.5" calcext:value-type="float">
            <text:p>113366.5</text:p>
          </table:table-cell>
          <table:table-cell office:value-type="float" office:value="18323.261938" calcext:value-type="float">
            <text:p>18323.261938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274501.7" calcext:value-type="float">
            <text:p>274501.7</text:p>
          </table:table-cell>
          <table:table-cell office:value-type="float" office:value="37335.951476" calcext:value-type="float">
            <text:p>37335.951476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114868.3" calcext:value-type="float">
            <text:p>114868.3</text:p>
          </table:table-cell>
          <table:table-cell office:value-type="float" office:value="19098.298474" calcext:value-type="float">
            <text:p>19098.298474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2708.6" calcext:value-type="float">
            <text:p>172708.6</text:p>
          </table:table-cell>
          <table:table-cell office:value-type="float" office:value="22955.600198" calcext:value-type="float">
            <text:p>22955.600198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448632.9" calcext:value-type="float">
            <text:p>448632.9</text:p>
          </table:table-cell>
          <table:table-cell office:value-type="float" office:value="26878.034695" calcext:value-type="float">
            <text:p>26878.034695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170283.8" calcext:value-type="float">
            <text:p>170283.8</text:p>
          </table:table-cell>
          <table:table-cell office:value-type="float" office:value="7416.605407" calcext:value-type="float">
            <text:p>7416.605407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4691.5" calcext:value-type="float">
            <text:p>244691.5</text:p>
          </table:table-cell>
          <table:table-cell office:value-type="float" office:value="6860.696586" calcext:value-type="float">
            <text:p>6860.696586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612906.6" calcext:value-type="float">
            <text:p>612906.6</text:p>
          </table:table-cell>
          <table:table-cell office:value-type="float" office:value="9222.899145" calcext:value-type="float">
            <text:p>9222.899145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254929.2" calcext:value-type="float">
            <text:p>254929.2</text:p>
          </table:table-cell>
          <table:table-cell office:value-type="float" office:value="2517.376047" calcext:value-type="float">
            <text:p>2517.376047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0091.9" calcext:value-type="float">
            <text:p>310091.9</text:p>
          </table:table-cell>
          <table:table-cell office:value-type="float" office:value="14251.477793" calcext:value-type="float">
            <text:p>14251.477793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826816.8" calcext:value-type="float">
            <text:p>826816.8</text:p>
          </table:table-cell>
          <table:table-cell office:value-type="float" office:value="62785.899272" calcext:value-type="float">
            <text:p>62785.899272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332530.1" calcext:value-type="float">
            <text:p>332530.1</text:p>
          </table:table-cell>
          <table:table-cell office:value-type="float" office:value="18723.773084" calcext:value-type="float">
            <text:p>18723.773084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3093.8" calcext:value-type="float">
            <text:p>393093.8</text:p>
          </table:table-cell>
          <table:table-cell office:value-type="float" office:value="11069.615186" calcext:value-type="float">
            <text:p>11069.615186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993318.3" calcext:value-type="float">
            <text:p>993318.3</text:p>
          </table:table-cell>
          <table:table-cell office:value-type="float" office:value="9597.499998" calcext:value-type="float">
            <text:p>9597.499998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409201" calcext:value-type="float">
            <text:p>409201</text:p>
          </table:table-cell>
          <table:table-cell office:value-type="float" office:value="274.487158" calcext:value-type="float">
            <text:p>274.487158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2867.6" calcext:value-type="float">
            <text:p>492867.6</text:p>
          </table:table-cell>
          <table:table-cell office:value-type="float" office:value="112.90899" calcext:value-type="float">
            <text:p>112.90899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1270756" calcext:value-type="float">
            <text:p>1270756</text:p>
          </table:table-cell>
          <table:table-cell office:value-type="float" office:value="21680.33645" calcext:value-type="float">
            <text:p>21680.33645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523891.9" calcext:value-type="float">
            <text:p>523891.9</text:p>
          </table:table-cell>
          <table:table-cell office:value-type="float" office:value="19825.076093" calcext:value-type="float">
            <text:p>19825.076093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12028.2" calcext:value-type="float">
            <text:p>612028.2</text:p>
          </table:table-cell>
          <table:table-cell office:value-type="float" office:value="10975.292158" calcext:value-type="float">
            <text:p>10975.292158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1599680.8" calcext:value-type="float">
            <text:p>1599680.8</text:p>
          </table:table-cell>
          <table:table-cell office:value-type="float" office:value="87179.493492" calcext:value-type="float">
            <text:p>87179.493492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639764.8" calcext:value-type="float">
            <text:p>639764.8</text:p>
          </table:table-cell>
          <table:table-cell office:value-type="float" office:value="1079.821819" calcext:value-type="float">
            <text:p>1079.821819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71540.8" calcext:value-type="float">
            <text:p>771540.8</text:p>
          </table:table-cell>
          <table:table-cell office:value-type="float" office:value="76107.645924" calcext:value-type="float">
            <text:p>76107.645924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957043.9" calcext:value-type="float">
            <text:p>1957043.9</text:p>
          </table:table-cell>
          <table:table-cell office:value-type="float" office:value="60697.225198" calcext:value-type="float">
            <text:p>60697.225198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778636.6" calcext:value-type="float">
            <text:p>778636.6</text:p>
          </table:table-cell>
          <table:table-cell office:value-type="float" office:value="11500.055402" calcext:value-type="float">
            <text:p>11500.055402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80605.4" calcext:value-type="float">
            <text:p>880605.4</text:p>
          </table:table-cell>
          <table:table-cell office:value-type="float" office:value="10639.975199" calcext:value-type="float">
            <text:p>10639.975199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2275193" calcext:value-type="float">
            <text:p>2275193</text:p>
          </table:table-cell>
          <table:table-cell office:value-type="float" office:value="7372.910416" calcext:value-type="float">
            <text:p>7372.910416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929004.7" calcext:value-type="float">
            <text:p>929004.7</text:p>
          </table:table-cell>
          <table:table-cell office:value-type="float" office:value="16853.721008" calcext:value-type="float">
            <text:p>16853.721008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30555.4" calcext:value-type="float">
            <text:p>1030555.4</text:p>
          </table:table-cell>
          <table:table-cell office:value-type="float" office:value="5753.797636" calcext:value-type="float">
            <text:p>5753.797636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2745909.2" calcext:value-type="float">
            <text:p>2745909.2</text:p>
          </table:table-cell>
          <table:table-cell office:value-type="float" office:value="52111.189132" calcext:value-type="float">
            <text:p>52111.189132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1089434.2" calcext:value-type="float">
            <text:p>1089434.2</text:p>
          </table:table-cell>
          <table:table-cell office:value-type="float" office:value="12694.810521" calcext:value-type="float">
            <text:p>12694.810521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1698" calcext:value-type="float">
            <text:p>1201698</text:p>
          </table:table-cell>
          <table:table-cell office:value-type="float" office:value="20397.96708" calcext:value-type="float">
            <text:p>20397.96708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3176186.6" calcext:value-type="float">
            <text:p>3176186.6</text:p>
          </table:table-cell>
          <table:table-cell office:value-type="float" office:value="63830.967024" calcext:value-type="float">
            <text:p>63830.967024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1269801.5" calcext:value-type="float">
            <text:p>1269801.5</text:p>
          </table:table-cell>
          <table:table-cell office:value-type="float" office:value="20868.669916" calcext:value-type="float">
            <text:p>20868.669916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18604.8" calcext:value-type="float">
            <text:p>1418604.8</text:p>
          </table:table-cell>
          <table:table-cell office:value-type="float" office:value="138454.026463" calcext:value-type="float">
            <text:p>138454.026463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3699952" calcext:value-type="float">
            <text:p>3699952</text:p>
          </table:table-cell>
          <table:table-cell office:value-type="float" office:value="45599.843035" calcext:value-type="float">
            <text:p>45599.843035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1456445.1" calcext:value-type="float">
            <text:p>1456445.1</text:p>
          </table:table-cell>
          <table:table-cell office:value-type="float" office:value="24017.200576" calcext:value-type="float">
            <text:p>24017.200576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89696.7" calcext:value-type="float">
            <text:p>1589696.7</text:p>
          </table:table-cell>
          <table:table-cell office:value-type="float" office:value="20022.291213" calcext:value-type="float">
            <text:p>20022.291213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-95801528.8" calcext:value-type="float">
            <text:p>-95801528.8</text:p>
          </table:table-cell>
          <table:table-cell office:value-type="float" office:value="299992637.643555" calcext:value-type="float">
            <text:p>299992637.643555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1698949" calcext:value-type="float">
            <text:p>1698949</text:p>
          </table:table-cell>
          <table:table-cell office:value-type="float" office:value="26253.339026" calcext:value-type="float">
            <text:p>26253.339026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81147.8" calcext:value-type="float">
            <text:p>1781147.8</text:p>
          </table:table-cell>
          <table:table-cell office:value-type="float" office:value="43301.87686" calcext:value-type="float">
            <text:p>43301.87686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4882800" calcext:value-type="float">
            <text:p>4882800</text:p>
          </table:table-cell>
          <table:table-cell office:value-type="float" office:value="128749.649218" calcext:value-type="float">
            <text:p>128749.649218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1908109.3" calcext:value-type="float">
            <text:p>1908109.3</text:p>
          </table:table-cell>
          <table:table-cell office:value-type="float" office:value="79496.108535" calcext:value-type="float">
            <text:p>79496.108535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26362.1" calcext:value-type="float">
            <text:p>2026362.1</text:p>
          </table:table-cell>
          <table:table-cell office:value-type="float" office:value="45137.603469" calcext:value-type="float">
            <text:p>45137.603469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5369342.2" calcext:value-type="float">
            <text:p>5369342.2</text:p>
          </table:table-cell>
          <table:table-cell office:value-type="float" office:value="78177.856556" calcext:value-type="float">
            <text:p>78177.856556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2137883.1" calcext:value-type="float">
            <text:p>2137883.1</text:p>
          </table:table-cell>
          <table:table-cell office:value-type="float" office:value="37449.317456" calcext:value-type="float">
            <text:p>37449.317456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5536.4" calcext:value-type="float">
            <text:p>2255536.4</text:p>
          </table:table-cell>
          <table:table-cell office:value-type="float" office:value="30660.795933" calcext:value-type="float">
            <text:p>30660.795933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6033755" calcext:value-type="float">
            <text:p>6033755</text:p>
          </table:table-cell>
          <table:table-cell office:value-type="float" office:value="91343.523708" calcext:value-type="float">
            <text:p>91343.523708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2390487.8" calcext:value-type="float">
            <text:p>2390487.8</text:p>
          </table:table-cell>
          <table:table-cell office:value-type="float" office:value="43894.147778" calcext:value-type="float">
            <text:p>43894.147778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46069" calcext:value-type="float">
            <text:p>2546069</text:p>
          </table:table-cell>
          <table:table-cell office:value-type="float" office:value="84943.31982" calcext:value-type="float">
            <text:p>84943.31982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6641608.2" calcext:value-type="float">
            <text:p>6641608.2</text:p>
          </table:table-cell>
          <table:table-cell office:value-type="float" office:value="32914.884736" calcext:value-type="float">
            <text:p>32914.884736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2645163.3" calcext:value-type="float">
            <text:p>2645163.3</text:p>
          </table:table-cell>
          <table:table-cell office:value-type="float" office:value="27924.443955" calcext:value-type="float">
            <text:p>27924.443955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07.6" calcext:value-type="float">
            <text:p>14407.6</text:p>
          </table:table-cell>
          <table:table-cell office:value-type="float" office:value="10529.786666" calcext:value-type="float">
            <text:p>10529.786666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49891.3" calcext:value-type="float">
            <text:p>49891.3</text:p>
          </table:table-cell>
          <table:table-cell office:value-type="float" office:value="36667.337067" calcext:value-type="float">
            <text:p>36667.337067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11870.1" calcext:value-type="float">
            <text:p>11870.1</text:p>
          </table:table-cell>
          <table:table-cell office:value-type="float" office:value="9378.332532" calcext:value-type="float">
            <text:p>9378.332532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675.1" calcext:value-type="float">
            <text:p>16675.1</text:p>
          </table:table-cell>
          <table:table-cell office:value-type="float" office:value="2982.803931" calcext:value-type="float">
            <text:p>2982.803931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58420.4" calcext:value-type="float">
            <text:p>58420.4</text:p>
          </table:table-cell>
          <table:table-cell office:value-type="float" office:value="9213.085142" calcext:value-type="float">
            <text:p>9213.085142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20989.5" calcext:value-type="float">
            <text:p>20989.5</text:p>
          </table:table-cell>
          <table:table-cell office:value-type="float" office:value="12452.454531" calcext:value-type="float">
            <text:p>12452.454531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143.6" calcext:value-type="float">
            <text:p>32143.6</text:p>
          </table:table-cell>
          <table:table-cell office:value-type="float" office:value="2174.84736" calcext:value-type="float">
            <text:p>2174.84736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110273.7" calcext:value-type="float">
            <text:p>110273.7</text:p>
          </table:table-cell>
          <table:table-cell office:value-type="float" office:value="8099.298834" calcext:value-type="float">
            <text:p>8099.298834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36378.2" calcext:value-type="float">
            <text:p>36378.2</text:p>
          </table:table-cell>
          <table:table-cell office:value-type="float" office:value="1942.828032" calcext:value-type="float">
            <text:p>1942.828032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450.4" calcext:value-type="float">
            <text:p>55450.4</text:p>
          </table:table-cell>
          <table:table-cell office:value-type="float" office:value="773.243067" calcext:value-type="float">
            <text:p>773.243067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191840.8" calcext:value-type="float">
            <text:p>191840.8</text:p>
          </table:table-cell>
          <table:table-cell office:value-type="float" office:value="4978.003431" calcext:value-type="float">
            <text:p>4978.003431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61625.4" calcext:value-type="float">
            <text:p>61625.4</text:p>
          </table:table-cell>
          <table:table-cell office:value-type="float" office:value="1082.726946" calcext:value-type="float">
            <text:p>1082.726946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5350.3" calcext:value-type="float">
            <text:p>85350.3</text:p>
          </table:table-cell>
          <table:table-cell office:value-type="float" office:value="102.508585" calcext:value-type="float">
            <text:p>102.508585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297192.5" calcext:value-type="float">
            <text:p>297192.5</text:p>
          </table:table-cell>
          <table:table-cell office:value-type="float" office:value="1176.58083" calcext:value-type="float">
            <text:p>1176.58083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93725.5" calcext:value-type="float">
            <text:p>93725.5</text:p>
          </table:table-cell>
          <table:table-cell office:value-type="float" office:value="1406.593349" calcext:value-type="float">
            <text:p>1406.593349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263.9" calcext:value-type="float">
            <text:p>121263.9</text:p>
          </table:table-cell>
          <table:table-cell office:value-type="float" office:value="3576.432061" calcext:value-type="float">
            <text:p>3576.432061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423901.9" calcext:value-type="float">
            <text:p>423901.9</text:p>
          </table:table-cell>
          <table:table-cell office:value-type="float" office:value="8572.281195" calcext:value-type="float">
            <text:p>8572.281195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129686.6" calcext:value-type="float">
            <text:p>129686.6</text:p>
          </table:table-cell>
          <table:table-cell office:value-type="float" office:value="3560.016326" calcext:value-type="float">
            <text:p>3560.016326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5316.3" calcext:value-type="float">
            <text:p>155316.3</text:p>
          </table:table-cell>
          <table:table-cell office:value-type="float" office:value="5105.954584" calcext:value-type="float">
            <text:p>5105.954584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574540.1" calcext:value-type="float">
            <text:p>574540.1</text:p>
          </table:table-cell>
          <table:table-cell office:value-type="float" office:value="58004.237877" calcext:value-type="float">
            <text:p>58004.237877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162626.3" calcext:value-type="float">
            <text:p>162626.3</text:p>
          </table:table-cell>
          <table:table-cell office:value-type="float" office:value="243.594355" calcext:value-type="float">
            <text:p>243.594355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3291.7" calcext:value-type="float">
            <text:p>203291.7</text:p>
          </table:table-cell>
          <table:table-cell office:value-type="float" office:value="10903.004128" calcext:value-type="float">
            <text:p>10903.004128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699158.6" calcext:value-type="float">
            <text:p>699158.6</text:p>
          </table:table-cell>
          <table:table-cell office:value-type="float" office:value="63653.076202" calcext:value-type="float">
            <text:p>63653.076202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213733" calcext:value-type="float">
            <text:p>213733</text:p>
          </table:table-cell>
          <table:table-cell office:value-type="float" office:value="10343.882182" calcext:value-type="float">
            <text:p>10343.882182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2783.4" calcext:value-type="float">
            <text:p>252783.4</text:p>
          </table:table-cell>
          <table:table-cell office:value-type="float" office:value="181.937462" calcext:value-type="float">
            <text:p>181.937462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821662.2" calcext:value-type="float">
            <text:p>821662.2</text:p>
          </table:table-cell>
          <table:table-cell office:value-type="float" office:value="35974.445057" calcext:value-type="float">
            <text:p>35974.445057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265748.3" calcext:value-type="float">
            <text:p>265748.3</text:p>
          </table:table-cell>
          <table:table-cell office:value-type="float" office:value="553.102893" calcext:value-type="float">
            <text:p>553.102893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6701" calcext:value-type="float">
            <text:p>356701</text:p>
          </table:table-cell>
          <table:table-cell office:value-type="float" office:value="10508.857997" calcext:value-type="float">
            <text:p>10508.857997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1432842.5" calcext:value-type="float">
            <text:p>1432842.5</text:p>
          </table:table-cell>
          <table:table-cell office:value-type="float" office:value="44312.941898" calcext:value-type="float">
            <text:p>44312.941898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341668.9" calcext:value-type="float">
            <text:p>341668.9</text:p>
          </table:table-cell>
          <table:table-cell office:value-type="float" office:value="11143.833231" calcext:value-type="float">
            <text:p>11143.833231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26947.8" calcext:value-type="float">
            <text:p>426947.8</text:p>
          </table:table-cell>
          <table:table-cell office:value-type="float" office:value="13255.079953" calcext:value-type="float">
            <text:p>13255.079953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692997.7" calcext:value-type="float">
            <text:p>1692997.7</text:p>
          </table:table-cell>
          <table:table-cell office:value-type="float" office:value="109665.849232" calcext:value-type="float">
            <text:p>109665.849232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415638.2" calcext:value-type="float">
            <text:p>415638.2</text:p>
          </table:table-cell>
          <table:table-cell office:value-type="float" office:value="18405.34463" calcext:value-type="float">
            <text:p>18405.34463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6525.9" calcext:value-type="float">
            <text:p>496525.9</text:p>
          </table:table-cell>
          <table:table-cell office:value-type="float" office:value="1743.050398" calcext:value-type="float">
            <text:p>1743.050398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2064840.1" calcext:value-type="float">
            <text:p>2064840.1</text:p>
          </table:table-cell>
          <table:table-cell office:value-type="float" office:value="36947.070267" calcext:value-type="float">
            <text:p>36947.070267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496108.8" calcext:value-type="float">
            <text:p>496108.8</text:p>
          </table:table-cell>
          <table:table-cell office:value-type="float" office:value="14379.225402" calcext:value-type="float">
            <text:p>14379.225402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83598.3" calcext:value-type="float">
            <text:p>583598.3</text:p>
          </table:table-cell>
          <table:table-cell office:value-type="float" office:value="11573.367004" calcext:value-type="float">
            <text:p>11573.367004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2399113.5" calcext:value-type="float">
            <text:p>2399113.5</text:p>
          </table:table-cell>
          <table:table-cell office:value-type="float" office:value="29122.457833" calcext:value-type="float">
            <text:p>29122.457833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589120.4" calcext:value-type="float">
            <text:p>589120.4</text:p>
          </table:table-cell>
          <table:table-cell office:value-type="float" office:value="27678.026386" calcext:value-type="float">
            <text:p>27678.026386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3322.6" calcext:value-type="float">
            <text:p>693322.6</text:p>
          </table:table-cell>
          <table:table-cell office:value-type="float" office:value="70999.272188" calcext:value-type="float">
            <text:p>70999.272188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2804536.1" calcext:value-type="float">
            <text:p>2804536.1</text:p>
          </table:table-cell>
          <table:table-cell office:value-type="float" office:value="212827.723165" calcext:value-type="float">
            <text:p>212827.723165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664964.3" calcext:value-type="float">
            <text:p>664964.3</text:p>
          </table:table-cell>
          <table:table-cell office:value-type="float" office:value="15931.011393" calcext:value-type="float">
            <text:p>15931.011393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65401.5" calcext:value-type="float">
            <text:p>765401.5</text:p>
          </table:table-cell>
          <table:table-cell office:value-type="float" office:value="15113.509157" calcext:value-type="float">
            <text:p>15113.509157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3201521.5" calcext:value-type="float">
            <text:p>3201521.5</text:p>
          </table:table-cell>
          <table:table-cell office:value-type="float" office:value="29954.870223" calcext:value-type="float">
            <text:p>29954.870223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807459.8" calcext:value-type="float">
            <text:p>807459.8</text:p>
          </table:table-cell>
          <table:table-cell office:value-type="float" office:value="48690.308505" calcext:value-type="float">
            <text:p>48690.308505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86539.6" calcext:value-type="float">
            <text:p>886539.6</text:p>
          </table:table-cell>
          <table:table-cell office:value-type="float" office:value="22172.056211" calcext:value-type="float">
            <text:p>22172.056211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3632384" calcext:value-type="float">
            <text:p>3632384</text:p>
          </table:table-cell>
          <table:table-cell office:value-type="float" office:value="392370.256771" calcext:value-type="float">
            <text:p>392370.256771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924335.5" calcext:value-type="float">
            <text:p>924335.5</text:p>
          </table:table-cell>
          <table:table-cell office:value-type="float" office:value="61623.631928" calcext:value-type="float">
            <text:p>61623.631928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78557.7" calcext:value-type="float">
            <text:p>978557.7</text:p>
          </table:table-cell>
          <table:table-cell office:value-type="float" office:value="13662.578198" calcext:value-type="float">
            <text:p>13662.578198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4179897.3" calcext:value-type="float">
            <text:p>4179897.3</text:p>
          </table:table-cell>
          <table:table-cell office:value-type="float" office:value="16544.634273" calcext:value-type="float">
            <text:p>16544.634273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997935.7" calcext:value-type="float">
            <text:p>997935.7</text:p>
          </table:table-cell>
          <table:table-cell office:value-type="float" office:value="13848.014046" calcext:value-type="float">
            <text:p>13848.014046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873.5" calcext:value-type="float">
            <text:p>1100873.5</text:p>
          </table:table-cell>
          <table:table-cell office:value-type="float" office:value="19451.893421" calcext:value-type="float">
            <text:p>19451.893421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4538521.7" calcext:value-type="float">
            <text:p>4538521.7</text:p>
          </table:table-cell>
          <table:table-cell office:value-type="float" office:value="316708.23149" calcext:value-type="float">
            <text:p>316708.23149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1125947.8" calcext:value-type="float">
            <text:p>1125947.8</text:p>
          </table:table-cell>
          <table:table-cell office:value-type="float" office:value="19273.623971" calcext:value-type="float">
            <text:p>19273.623971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18027.7" calcext:value-type="float">
            <text:p>1218027.7</text:p>
          </table:table-cell>
          <table:table-cell office:value-type="float" office:value="18931.293696" calcext:value-type="float">
            <text:p>18931.293696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5080856" calcext:value-type="float">
            <text:p>5080856</text:p>
          </table:table-cell>
          <table:table-cell office:value-type="float" office:value="276786.065673" calcext:value-type="float">
            <text:p>276786.065673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1289747.3" calcext:value-type="float">
            <text:p>1289747.3</text:p>
          </table:table-cell>
          <table:table-cell office:value-type="float" office:value="40810.476204" calcext:value-type="float">
            <text:p>40810.476204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88885.6" calcext:value-type="float">
            <text:p>1388885.6</text:p>
          </table:table-cell>
          <table:table-cell office:value-type="float" office:value="58755.793703" calcext:value-type="float">
            <text:p>58755.793703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5597338.2" calcext:value-type="float">
            <text:p>5597338.2</text:p>
          </table:table-cell>
          <table:table-cell office:value-type="float" office:value="426712.268746" calcext:value-type="float">
            <text:p>426712.268746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1394396.1" calcext:value-type="float">
            <text:p>1394396.1</text:p>
          </table:table-cell>
          <table:table-cell office:value-type="float" office:value="22424.529821" calcext:value-type="float">
            <text:p>22424.529821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41.7" calcext:value-type="float">
            <text:p>12141.7</text:p>
          </table:table-cell>
          <table:table-cell office:value-type="float" office:value="16326.80926" calcext:value-type="float">
            <text:p>16326.80926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39044.1" calcext:value-type="float">
            <text:p>39044.1</text:p>
          </table:table-cell>
          <table:table-cell office:value-type="float" office:value="38832.026407" calcext:value-type="float">
            <text:p>38832.026407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9532.4" calcext:value-type="float">
            <text:p>9532.4</text:p>
          </table:table-cell>
          <table:table-cell office:value-type="float" office:value="9036.391007" calcext:value-type="float">
            <text:p>9036.391007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126.9" calcext:value-type="float">
            <text:p>15126.9</text:p>
          </table:table-cell>
          <table:table-cell office:value-type="float" office:value="6122.174801" calcext:value-type="float">
            <text:p>6122.174801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60524.6" calcext:value-type="float">
            <text:p>60524.6</text:p>
          </table:table-cell>
          <table:table-cell office:value-type="float" office:value="25092.157979" calcext:value-type="float">
            <text:p>25092.157979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16192.7" calcext:value-type="float">
            <text:p>16192.7</text:p>
          </table:table-cell>
          <table:table-cell office:value-type="float" office:value="7499.879333" calcext:value-type="float">
            <text:p>7499.879333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015.2" calcext:value-type="float">
            <text:p>23015.2</text:p>
          </table:table-cell>
          <table:table-cell office:value-type="float" office:value="6692.979363" calcext:value-type="float">
            <text:p>6692.979363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94865.1" calcext:value-type="float">
            <text:p>94865.1</text:p>
          </table:table-cell>
          <table:table-cell office:value-type="float" office:value="27705.829962" calcext:value-type="float">
            <text:p>27705.829962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24076.5" calcext:value-type="float">
            <text:p>24076.5</text:p>
          </table:table-cell>
          <table:table-cell office:value-type="float" office:value="1056.299981" calcext:value-type="float">
            <text:p>1056.299981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586.1" calcext:value-type="float">
            <text:p>36586.1</text:p>
          </table:table-cell>
          <table:table-cell office:value-type="float" office:value="2346.978545" calcext:value-type="float">
            <text:p>2346.978545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151297.5" calcext:value-type="float">
            <text:p>151297.5</text:p>
          </table:table-cell>
          <table:table-cell office:value-type="float" office:value="9727.901462" calcext:value-type="float">
            <text:p>9727.901462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43114.3" calcext:value-type="float">
            <text:p>43114.3</text:p>
          </table:table-cell>
          <table:table-cell office:value-type="float" office:value="7704.607726" calcext:value-type="float">
            <text:p>7704.607726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412.8" calcext:value-type="float">
            <text:p>55412.8</text:p>
          </table:table-cell>
          <table:table-cell office:value-type="float" office:value="1367.02654" calcext:value-type="float">
            <text:p>1367.02654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234656" calcext:value-type="float">
            <text:p>234656</text:p>
          </table:table-cell>
          <table:table-cell office:value-type="float" office:value="21781.48107" calcext:value-type="float">
            <text:p>21781.48107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66253.2" calcext:value-type="float">
            <text:p>66253.2</text:p>
          </table:table-cell>
          <table:table-cell office:value-type="float" office:value="11545.294286" calcext:value-type="float">
            <text:p>11545.294286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620.1" calcext:value-type="float">
            <text:p>82620.1</text:p>
          </table:table-cell>
          <table:table-cell office:value-type="float" office:value="1111.201372" calcext:value-type="float">
            <text:p>1111.201372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323549.4" calcext:value-type="float">
            <text:p>323549.4</text:p>
          </table:table-cell>
          <table:table-cell office:value-type="float" office:value="17197.683444" calcext:value-type="float">
            <text:p>17197.683444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89659.2" calcext:value-type="float">
            <text:p>89659.2</text:p>
          </table:table-cell>
          <table:table-cell office:value-type="float" office:value="693.568281" calcext:value-type="float">
            <text:p>693.568281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9735.3" calcext:value-type="float">
            <text:p>109735.3</text:p>
          </table:table-cell>
          <table:table-cell office:value-type="float" office:value="3031.376818" calcext:value-type="float">
            <text:p>3031.376818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484197.9" calcext:value-type="float">
            <text:p>484197.9</text:p>
          </table:table-cell>
          <table:table-cell office:value-type="float" office:value="48641.12895" calcext:value-type="float">
            <text:p>48641.12895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120945.9" calcext:value-type="float">
            <text:p>120945.9</text:p>
          </table:table-cell>
          <table:table-cell office:value-type="float" office:value="14726.388155" calcext:value-type="float">
            <text:p>14726.388155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1129.6" calcext:value-type="float">
            <text:p>141129.6</text:p>
          </table:table-cell>
          <table:table-cell office:value-type="float" office:value="11079.14848" calcext:value-type="float">
            <text:p>11079.14848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567084.9" calcext:value-type="float">
            <text:p>567084.9</text:p>
          </table:table-cell>
          <table:table-cell office:value-type="float" office:value="37673.877848" calcext:value-type="float">
            <text:p>37673.877848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144367.5" calcext:value-type="float">
            <text:p>144367.5</text:p>
          </table:table-cell>
          <table:table-cell office:value-type="float" office:value="241.079759" calcext:value-type="float">
            <text:p>241.079759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2910.4" calcext:value-type="float">
            <text:p>172910.4</text:p>
          </table:table-cell>
          <table:table-cell office:value-type="float" office:value="145.21033" calcext:value-type="float">
            <text:p>145.21033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703520.9" calcext:value-type="float">
            <text:p>703520.9</text:p>
          </table:table-cell>
          <table:table-cell office:value-type="float" office:value="39379.434824" calcext:value-type="float">
            <text:p>39379.434824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184906" calcext:value-type="float">
            <text:p>184906</text:p>
          </table:table-cell>
          <table:table-cell office:value-type="float" office:value="10775.545601" calcext:value-type="float">
            <text:p>10775.545601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4084.5" calcext:value-type="float">
            <text:p>284084.5</text:p>
          </table:table-cell>
          <table:table-cell office:value-type="float" office:value="37280.102391" calcext:value-type="float">
            <text:p>37280.102391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1127722.9" calcext:value-type="float">
            <text:p>1127722.9</text:p>
          </table:table-cell>
          <table:table-cell office:value-type="float" office:value="54908.716034" calcext:value-type="float">
            <text:p>54908.716034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230955.8" calcext:value-type="float">
            <text:p>230955.8</text:p>
          </table:table-cell>
          <table:table-cell office:value-type="float" office:value="463.72315" calcext:value-type="float">
            <text:p>463.72315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8465.4" calcext:value-type="float">
            <text:p>318465.4</text:p>
          </table:table-cell>
          <table:table-cell office:value-type="float" office:value="10240.663291" calcext:value-type="float">
            <text:p>10240.663291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385400.1" calcext:value-type="float">
            <text:p>1385400.1</text:p>
          </table:table-cell>
          <table:table-cell office:value-type="float" office:value="7708.717305" calcext:value-type="float">
            <text:p>7708.717305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309932.4" calcext:value-type="float">
            <text:p>309932.4</text:p>
          </table:table-cell>
          <table:table-cell office:value-type="float" office:value="33191.331706" calcext:value-type="float">
            <text:p>33191.331706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200.9" calcext:value-type="float">
            <text:p>400200.9</text:p>
          </table:table-cell>
          <table:table-cell office:value-type="float" office:value="61570.883358" calcext:value-type="float">
            <text:p>61570.883358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1655606.1" calcext:value-type="float">
            <text:p>1655606.1</text:p>
          </table:table-cell>
          <table:table-cell office:value-type="float" office:value="23007.307472" calcext:value-type="float">
            <text:p>23007.307472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334214.9" calcext:value-type="float">
            <text:p>334214.9</text:p>
          </table:table-cell>
          <table:table-cell office:value-type="float" office:value="2914.636322" calcext:value-type="float">
            <text:p>2914.636322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3416.2" calcext:value-type="float">
            <text:p>433416.2</text:p>
          </table:table-cell>
          <table:table-cell office:value-type="float" office:value="13823.276831" calcext:value-type="float">
            <text:p>13823.276831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1969948.9" calcext:value-type="float">
            <text:p>1969948.9</text:p>
          </table:table-cell>
          <table:table-cell office:value-type="float" office:value="52264.113855" calcext:value-type="float">
            <text:p>52264.113855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396163.7" calcext:value-type="float">
            <text:p>396163.7</text:p>
          </table:table-cell>
          <table:table-cell office:value-type="float" office:value="17944.950794" calcext:value-type="float">
            <text:p>17944.950794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1885.3" calcext:value-type="float">
            <text:p>501885.3</text:p>
          </table:table-cell>
          <table:table-cell office:value-type="float" office:value="38827.098661" calcext:value-type="float">
            <text:p>38827.098661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2345604.2" calcext:value-type="float">
            <text:p>2345604.2</text:p>
          </table:table-cell>
          <table:table-cell office:value-type="float" office:value="25688.733207" calcext:value-type="float">
            <text:p>25688.733207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466617" calcext:value-type="float">
            <text:p>466617</text:p>
          </table:table-cell>
          <table:table-cell office:value-type="float" office:value="18804.237459" calcext:value-type="float">
            <text:p>18804.237459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3664.9" calcext:value-type="float">
            <text:p>553664.9</text:p>
          </table:table-cell>
          <table:table-cell office:value-type="float" office:value="11294.372868" calcext:value-type="float">
            <text:p>11294.372868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2658362.3" calcext:value-type="float">
            <text:p>2658362.3</text:p>
          </table:table-cell>
          <table:table-cell office:value-type="float" office:value="38249.275651" calcext:value-type="float">
            <text:p>38249.275651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529476.7" calcext:value-type="float">
            <text:p>529476.7</text:p>
          </table:table-cell>
          <table:table-cell office:value-type="float" office:value="14292.827187" calcext:value-type="float">
            <text:p>14292.827187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24251.6" calcext:value-type="float">
            <text:p>624251.6</text:p>
          </table:table-cell>
          <table:table-cell office:value-type="float" office:value="13908.021881" calcext:value-type="float">
            <text:p>13908.021881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3068221.3" calcext:value-type="float">
            <text:p>3068221.3</text:p>
          </table:table-cell>
          <table:table-cell office:value-type="float" office:value="121775.028795" calcext:value-type="float">
            <text:p>121775.028795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611868.9" calcext:value-type="float">
            <text:p>611868.9</text:p>
          </table:table-cell>
          <table:table-cell office:value-type="float" office:value="25477.390253" calcext:value-type="float">
            <text:p>25477.390253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11559.4" calcext:value-type="float">
            <text:p>711559.4</text:p>
          </table:table-cell>
          <table:table-cell office:value-type="float" office:value="14626.961579" calcext:value-type="float">
            <text:p>14626.961579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3457609.6" calcext:value-type="float">
            <text:p>3457609.6</text:p>
          </table:table-cell>
          <table:table-cell office:value-type="float" office:value="70233.168056" calcext:value-type="float">
            <text:p>70233.168056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683433.6" calcext:value-type="float">
            <text:p>683433.6</text:p>
          </table:table-cell>
          <table:table-cell office:value-type="float" office:value="10631.01968" calcext:value-type="float">
            <text:p>10631.01968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5535.6" calcext:value-type="float">
            <text:p>815535.6</text:p>
          </table:table-cell>
          <table:table-cell office:value-type="float" office:value="69964.782533" calcext:value-type="float">
            <text:p>69964.782533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3786669.7" calcext:value-type="float">
            <text:p>3786669.7</text:p>
          </table:table-cell>
          <table:table-cell office:value-type="float" office:value="79827.06296" calcext:value-type="float">
            <text:p>79827.06296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778118" calcext:value-type="float">
            <text:p>778118</text:p>
          </table:table-cell>
          <table:table-cell office:value-type="float" office:value="21591.190092" calcext:value-type="float">
            <text:p>21591.190092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98441.4" calcext:value-type="float">
            <text:p>898441.4</text:p>
          </table:table-cell>
          <table:table-cell office:value-type="float" office:value="32318.754553" calcext:value-type="float">
            <text:p>32318.754553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4229424.2" calcext:value-type="float">
            <text:p>4229424.2</text:p>
          </table:table-cell>
          <table:table-cell office:value-type="float" office:value="87299.483582" calcext:value-type="float">
            <text:p>87299.483582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875825.4" calcext:value-type="float">
            <text:p>875825.4</text:p>
          </table:table-cell>
          <table:table-cell office:value-type="float" office:value="15852.90166" calcext:value-type="float">
            <text:p>15852.90166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1717.5" calcext:value-type="float">
            <text:p>971717.5</text:p>
          </table:table-cell>
          <table:table-cell office:value-type="float" office:value="16558.092325" calcext:value-type="float">
            <text:p>16558.092325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4615212.4" calcext:value-type="float">
            <text:p>4615212.4</text:p>
          </table:table-cell>
          <table:table-cell office:value-type="float" office:value="56142.57974" calcext:value-type="float">
            <text:p>56142.57974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970245.2" calcext:value-type="float">
            <text:p>970245.2</text:p>
          </table:table-cell>
          <table:table-cell office:value-type="float" office:value="26435.626956" calcext:value-type="float">
            <text:p>26435.626956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09.6" calcext:value-type="float">
            <text:p>8909.6</text:p>
          </table:table-cell>
          <table:table-cell office:value-type="float" office:value="6844.508663" calcext:value-type="float">
            <text:p>6844.508663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61410.6" calcext:value-type="float">
            <text:p>61410.6</text:p>
          </table:table-cell>
          <table:table-cell office:value-type="float" office:value="52679.802244" calcext:value-type="float">
            <text:p>52679.802244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9142.4" calcext:value-type="float">
            <text:p>9142.4</text:p>
          </table:table-cell>
          <table:table-cell office:value-type="float" office:value="8007.884679" calcext:value-type="float">
            <text:p>8007.884679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27.8" calcext:value-type="float">
            <text:p>10427.8</text:p>
          </table:table-cell>
          <table:table-cell office:value-type="float" office:value="2528.764433" calcext:value-type="float">
            <text:p>2528.764433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48871.2" calcext:value-type="float">
            <text:p>48871.2</text:p>
          </table:table-cell>
          <table:table-cell office:value-type="float" office:value="7744.309405" calcext:value-type="float">
            <text:p>7744.309405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11065.9" calcext:value-type="float">
            <text:p>11065.9</text:p>
          </table:table-cell>
          <table:table-cell office:value-type="float" office:value="2531.471211" calcext:value-type="float">
            <text:p>2531.471211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614.4" calcext:value-type="float">
            <text:p>17614.4</text:p>
          </table:table-cell>
          <table:table-cell office:value-type="float" office:value="1504.254314" calcext:value-type="float">
            <text:p>1504.254314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88622.2" calcext:value-type="float">
            <text:p>88622.2</text:p>
          </table:table-cell>
          <table:table-cell office:value-type="float" office:value="3415.067197" calcext:value-type="float">
            <text:p>3415.067197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18831" calcext:value-type="float">
            <text:p>18831</text:p>
          </table:table-cell>
          <table:table-cell office:value-type="float" office:value="718.42898" calcext:value-type="float">
            <text:p>718.42898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187.2" calcext:value-type="float">
            <text:p>28187.2</text:p>
          </table:table-cell>
          <table:table-cell office:value-type="float" office:value="381.328153" calcext:value-type="float">
            <text:p>381.328153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155458.2" calcext:value-type="float">
            <text:p>155458.2</text:p>
          </table:table-cell>
          <table:table-cell office:value-type="float" office:value="27330.274894" calcext:value-type="float">
            <text:p>27330.274894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38737.2" calcext:value-type="float">
            <text:p>38737.2</text:p>
          </table:table-cell>
          <table:table-cell office:value-type="float" office:value="18733.131435" calcext:value-type="float">
            <text:p>18733.131435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564.9" calcext:value-type="float">
            <text:p>42564.9</text:p>
          </table:table-cell>
          <table:table-cell office:value-type="float" office:value="511.804543" calcext:value-type="float">
            <text:p>511.804543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225309" calcext:value-type="float">
            <text:p>225309</text:p>
          </table:table-cell>
          <table:table-cell office:value-type="float" office:value="27314.565323" calcext:value-type="float">
            <text:p>27314.565323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54892" calcext:value-type="float">
            <text:p>54892</text:p>
          </table:table-cell>
          <table:table-cell office:value-type="float" office:value="17395.579611" calcext:value-type="float">
            <text:p>17395.579611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876.3" calcext:value-type="float">
            <text:p>61876.3</text:p>
          </table:table-cell>
          <table:table-cell office:value-type="float" office:value="697.074609" calcext:value-type="float">
            <text:p>697.074609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306096.5" calcext:value-type="float">
            <text:p>306096.5</text:p>
          </table:table-cell>
          <table:table-cell office:value-type="float" office:value="17834.787895" calcext:value-type="float">
            <text:p>17834.787895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69837.2" calcext:value-type="float">
            <text:p>69837.2</text:p>
          </table:table-cell>
          <table:table-cell office:value-type="float" office:value="956.77571" calcext:value-type="float">
            <text:p>956.77571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5270.7" calcext:value-type="float">
            <text:p>85270.7</text:p>
          </table:table-cell>
          <table:table-cell office:value-type="float" office:value="1882.69796" calcext:value-type="float">
            <text:p>1882.69796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415106.5" calcext:value-type="float">
            <text:p>415106.5</text:p>
          </table:table-cell>
          <table:table-cell office:value-type="float" office:value="38897.40595" calcext:value-type="float">
            <text:p>38897.40595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94781.8" calcext:value-type="float">
            <text:p>94781.8</text:p>
          </table:table-cell>
          <table:table-cell office:value-type="float" office:value="11276.587745" calcext:value-type="float">
            <text:p>11276.587745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5201.9" calcext:value-type="float">
            <text:p>105201.9</text:p>
          </table:table-cell>
          <table:table-cell office:value-type="float" office:value="269.634364" calcext:value-type="float">
            <text:p>269.634364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544141.2" calcext:value-type="float">
            <text:p>544141.2</text:p>
          </table:table-cell>
          <table:table-cell office:value-type="float" office:value="12946.611926" calcext:value-type="float">
            <text:p>12946.611926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115347.9" calcext:value-type="float">
            <text:p>115347.9</text:p>
          </table:table-cell>
          <table:table-cell office:value-type="float" office:value="5073.375966" calcext:value-type="float">
            <text:p>5073.375966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5401.4" calcext:value-type="float">
            <text:p>135401.4</text:p>
          </table:table-cell>
          <table:table-cell office:value-type="float" office:value="622.36552" calcext:value-type="float">
            <text:p>622.36552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671293.8" calcext:value-type="float">
            <text:p>671293.8</text:p>
          </table:table-cell>
          <table:table-cell office:value-type="float" office:value="44179.022261" calcext:value-type="float">
            <text:p>44179.022261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140371.2" calcext:value-type="float">
            <text:p>140371.2</text:p>
          </table:table-cell>
          <table:table-cell office:value-type="float" office:value="668.384739" calcext:value-type="float">
            <text:p>668.384739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5410.8" calcext:value-type="float">
            <text:p>245410.8</text:p>
          </table:table-cell>
          <table:table-cell office:value-type="float" office:value="18404.918021" calcext:value-type="float">
            <text:p>18404.918021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1027488.6" calcext:value-type="float">
            <text:p>1027488.6</text:p>
          </table:table-cell>
          <table:table-cell office:value-type="float" office:value="20219.069124" calcext:value-type="float">
            <text:p>20219.069124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187582" calcext:value-type="float">
            <text:p>187582</text:p>
          </table:table-cell>
          <table:table-cell office:value-type="float" office:value="20200.72519" calcext:value-type="float">
            <text:p>20200.72519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5018.9" calcext:value-type="float">
            <text:p>295018.9</text:p>
          </table:table-cell>
          <table:table-cell office:value-type="float" office:value="31352.462227" calcext:value-type="float">
            <text:p>31352.462227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242083.4" calcext:value-type="float">
            <text:p>1242083.4</text:p>
          </table:table-cell>
          <table:table-cell office:value-type="float" office:value="21923.062264" calcext:value-type="float">
            <text:p>21923.062264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220772.5" calcext:value-type="float">
            <text:p>220772.5</text:p>
          </table:table-cell>
          <table:table-cell office:value-type="float" office:value="16877.406645" calcext:value-type="float">
            <text:p>16877.406645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5327.1" calcext:value-type="float">
            <text:p>305327.1</text:p>
          </table:table-cell>
          <table:table-cell office:value-type="float" office:value="7148.271434" calcext:value-type="float">
            <text:p>7148.271434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1476100.7" calcext:value-type="float">
            <text:p>1476100.7</text:p>
          </table:table-cell>
          <table:table-cell office:value-type="float" office:value="27935.937078" calcext:value-type="float">
            <text:p>27935.937078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263855.2" calcext:value-type="float">
            <text:p>263855.2</text:p>
          </table:table-cell>
          <table:table-cell office:value-type="float" office:value="14494.103055" calcext:value-type="float">
            <text:p>14494.103055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5187.5" calcext:value-type="float">
            <text:p>345187.5</text:p>
          </table:table-cell>
          <table:table-cell office:value-type="float" office:value="5778.192888" calcext:value-type="float">
            <text:p>5778.192888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1746211.8" calcext:value-type="float">
            <text:p>1746211.8</text:p>
          </table:table-cell>
          <table:table-cell office:value-type="float" office:value="32605.139953" calcext:value-type="float">
            <text:p>32605.139953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302105.5" calcext:value-type="float">
            <text:p>302105.5</text:p>
          </table:table-cell>
          <table:table-cell office:value-type="float" office:value="739.130198" calcext:value-type="float">
            <text:p>739.130198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2150.9" calcext:value-type="float">
            <text:p>392150.9</text:p>
          </table:table-cell>
          <table:table-cell office:value-type="float" office:value="10163.238848" calcext:value-type="float">
            <text:p>10163.238848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2053281.5" calcext:value-type="float">
            <text:p>2053281.5</text:p>
          </table:table-cell>
          <table:table-cell office:value-type="float" office:value="22244.897501" calcext:value-type="float">
            <text:p>22244.897501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356178.4" calcext:value-type="float">
            <text:p>356178.4</text:p>
          </table:table-cell>
          <table:table-cell office:value-type="float" office:value="14475.242369" calcext:value-type="float">
            <text:p>14475.242369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490.6" calcext:value-type="float">
            <text:p>459490.6</text:p>
          </table:table-cell>
          <table:table-cell office:value-type="float" office:value="24849.874584" calcext:value-type="float">
            <text:p>24849.874584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2316365.4" calcext:value-type="float">
            <text:p>2316365.4</text:p>
          </table:table-cell>
          <table:table-cell office:value-type="float" office:value="25135.907333" calcext:value-type="float">
            <text:p>25135.907333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411892.3" calcext:value-type="float">
            <text:p>411892.3</text:p>
          </table:table-cell>
          <table:table-cell office:value-type="float" office:value="18229.732346" calcext:value-type="float">
            <text:p>18229.732346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5293.4" calcext:value-type="float">
            <text:p>515293.4</text:p>
          </table:table-cell>
          <table:table-cell office:value-type="float" office:value="26445.5761" calcext:value-type="float">
            <text:p>26445.5761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2731927.4" calcext:value-type="float">
            <text:p>2731927.4</text:p>
          </table:table-cell>
          <table:table-cell office:value-type="float" office:value="32405.786274" calcext:value-type="float">
            <text:p>32405.786274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478880" calcext:value-type="float">
            <text:p>478880</text:p>
          </table:table-cell>
          <table:table-cell office:value-type="float" office:value="19506.241232" calcext:value-type="float">
            <text:p>19506.241232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2748.5" calcext:value-type="float">
            <text:p>562748.5</text:p>
          </table:table-cell>
          <table:table-cell office:value-type="float" office:value="17813.210942" calcext:value-type="float">
            <text:p>17813.210942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2981394.4" calcext:value-type="float">
            <text:p>2981394.4</text:p>
          </table:table-cell>
          <table:table-cell office:value-type="float" office:value="25700.888686" calcext:value-type="float">
            <text:p>25700.888686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533420.9" calcext:value-type="float">
            <text:p>533420.9</text:p>
          </table:table-cell>
          <table:table-cell office:value-type="float" office:value="15520.693158" calcext:value-type="float">
            <text:p>15520.693158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1285.4" calcext:value-type="float">
            <text:p>661285.4</text:p>
          </table:table-cell>
          <table:table-cell office:value-type="float" office:value="79436.39721" calcext:value-type="float">
            <text:p>79436.39721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3309215.4" calcext:value-type="float">
            <text:p>3309215.4</text:p>
          </table:table-cell>
          <table:table-cell office:value-type="float" office:value="78528.592852" calcext:value-type="float">
            <text:p>78528.592852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610187.1" calcext:value-type="float">
            <text:p>610187.1</text:p>
          </table:table-cell>
          <table:table-cell office:value-type="float" office:value="21805.134342" calcext:value-type="float">
            <text:p>21805.134342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02281" calcext:value-type="float">
            <text:p>702281</text:p>
          </table:table-cell>
          <table:table-cell office:value-type="float" office:value="14861.780741" calcext:value-type="float">
            <text:p>14861.780741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3682400.3" calcext:value-type="float">
            <text:p>3682400.3</text:p>
          </table:table-cell>
          <table:table-cell office:value-type="float" office:value="55419.5751" calcext:value-type="float">
            <text:p>55419.5751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681720.1" calcext:value-type="float">
            <text:p>681720.1</text:p>
          </table:table-cell>
          <table:table-cell office:value-type="float" office:value="25833.769734" calcext:value-type="float">
            <text:p>25833.769734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5595" calcext:value-type="float">
            <text:p>755595</text:p>
          </table:table-cell>
          <table:table-cell office:value-type="float" office:value="15787.732484" calcext:value-type="float">
            <text:p>15787.732484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4071814.8" calcext:value-type="float">
            <text:p>4071814.8</text:p>
          </table:table-cell>
          <table:table-cell office:value-type="float" office:value="74164.603077" calcext:value-type="float">
            <text:p>74164.603077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738419.8" calcext:value-type="float">
            <text:p>738419.8</text:p>
          </table:table-cell>
          <table:table-cell office:value-type="float" office:value="21781.824592" calcext:value-type="float">
            <text:p>21781.824592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72" calcext:value-type="float">
            <text:p>9372</text:p>
          </table:table-cell>
          <table:table-cell office:value-type="float" office:value="6863.777837" calcext:value-type="float">
            <text:p>6863.777837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55626.3" calcext:value-type="float">
            <text:p>55626.3</text:p>
          </table:table-cell>
          <table:table-cell office:value-type="float" office:value="48906.030135" calcext:value-type="float">
            <text:p>48906.030135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6436.2" calcext:value-type="float">
            <text:p>6436.2</text:p>
          </table:table-cell>
          <table:table-cell office:value-type="float" office:value="5176.335573" calcext:value-type="float">
            <text:p>5176.335573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55.7" calcext:value-type="float">
            <text:p>9055.7</text:p>
          </table:table-cell>
          <table:table-cell office:value-type="float" office:value="2167.223249" calcext:value-type="float">
            <text:p>2167.223249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45163.3" calcext:value-type="float">
            <text:p>45163.3</text:p>
          </table:table-cell>
          <table:table-cell office:value-type="float" office:value="11115.312277" calcext:value-type="float">
            <text:p>11115.312277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9542.8" calcext:value-type="float">
            <text:p>9542.8</text:p>
          </table:table-cell>
          <table:table-cell office:value-type="float" office:value="2331.474032" calcext:value-type="float">
            <text:p>2331.474032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92.6" calcext:value-type="float">
            <text:p>15092.6</text:p>
          </table:table-cell>
          <table:table-cell office:value-type="float" office:value="3017.530222" calcext:value-type="float">
            <text:p>3017.530222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90110.8" calcext:value-type="float">
            <text:p>90110.8</text:p>
          </table:table-cell>
          <table:table-cell office:value-type="float" office:value="15076.295989" calcext:value-type="float">
            <text:p>15076.295989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22298.1" calcext:value-type="float">
            <text:p>22298.1</text:p>
          </table:table-cell>
          <table:table-cell office:value-type="float" office:value="9599.743449" calcext:value-type="float">
            <text:p>9599.743449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445.7" calcext:value-type="float">
            <text:p>23445.7</text:p>
          </table:table-cell>
          <table:table-cell office:value-type="float" office:value="325.626796" calcext:value-type="float">
            <text:p>325.626796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146294.8" calcext:value-type="float">
            <text:p>146294.8</text:p>
          </table:table-cell>
          <table:table-cell office:value-type="float" office:value="13860.769898" calcext:value-type="float">
            <text:p>13860.769898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31239.4" calcext:value-type="float">
            <text:p>31239.4</text:p>
          </table:table-cell>
          <table:table-cell office:value-type="float" office:value="10875.028544" calcext:value-type="float">
            <text:p>10875.028544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662.5" calcext:value-type="float">
            <text:p>41662.5</text:p>
          </table:table-cell>
          <table:table-cell office:value-type="float" office:value="6914.024938" calcext:value-type="float">
            <text:p>6914.024938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206287.4" calcext:value-type="float">
            <text:p>206287.4</text:p>
          </table:table-cell>
          <table:table-cell office:value-type="float" office:value="14629.36618" calcext:value-type="float">
            <text:p>14629.36618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41179.3" calcext:value-type="float">
            <text:p>41179.3</text:p>
          </table:table-cell>
          <table:table-cell office:value-type="float" office:value="634.632658" calcext:value-type="float">
            <text:p>634.632658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537.3" calcext:value-type="float">
            <text:p>49537.3</text:p>
          </table:table-cell>
          <table:table-cell office:value-type="float" office:value="167.837451" calcext:value-type="float">
            <text:p>167.837451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298163.1" calcext:value-type="float">
            <text:p>298163.1</text:p>
          </table:table-cell>
          <table:table-cell office:value-type="float" office:value="19986.813375" calcext:value-type="float">
            <text:p>19986.813375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58169.7" calcext:value-type="float">
            <text:p>58169.7</text:p>
          </table:table-cell>
          <table:table-cell office:value-type="float" office:value="697.198544" calcext:value-type="float">
            <text:p>697.198544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925" calcext:value-type="float">
            <text:p>76925</text:p>
          </table:table-cell>
          <table:table-cell office:value-type="float" office:value="11785.638345" calcext:value-type="float">
            <text:p>11785.638345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418084.1" calcext:value-type="float">
            <text:p>418084.1</text:p>
          </table:table-cell>
          <table:table-cell office:value-type="float" office:value="19639.509548" calcext:value-type="float">
            <text:p>19639.509548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76615.2" calcext:value-type="float">
            <text:p>76615.2</text:p>
          </table:table-cell>
          <table:table-cell office:value-type="float" office:value="970.361665" calcext:value-type="float">
            <text:p>970.361665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868.8" calcext:value-type="float">
            <text:p>87868.8</text:p>
          </table:table-cell>
          <table:table-cell office:value-type="float" office:value="685.630921" calcext:value-type="float">
            <text:p>685.630921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506999" calcext:value-type="float">
            <text:p>506999</text:p>
          </table:table-cell>
          <table:table-cell office:value-type="float" office:value="21505.20192" calcext:value-type="float">
            <text:p>21505.20192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97579.6" calcext:value-type="float">
            <text:p>97579.6</text:p>
          </table:table-cell>
          <table:table-cell office:value-type="float" office:value="515.801745" calcext:value-type="float">
            <text:p>515.801745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2028.6" calcext:value-type="float">
            <text:p>112028.6</text:p>
          </table:table-cell>
          <table:table-cell office:value-type="float" office:value="1116.734633" calcext:value-type="float">
            <text:p>1116.734633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649125.8" calcext:value-type="float">
            <text:p>649125.8</text:p>
          </table:table-cell>
          <table:table-cell office:value-type="float" office:value="12941.371734" calcext:value-type="float">
            <text:p>12941.371734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116908.8" calcext:value-type="float">
            <text:p>116908.8</text:p>
          </table:table-cell>
          <table:table-cell office:value-type="float" office:value="671.126486" calcext:value-type="float">
            <text:p>671.126486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610" calcext:value-type="float">
            <text:p>203610</text:p>
          </table:table-cell>
          <table:table-cell office:value-type="float" office:value="3403.403502" calcext:value-type="float">
            <text:p>3403.403502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-99060930.8" calcext:value-type="float">
            <text:p>-99060930.8</text:p>
          </table:table-cell>
          <table:table-cell office:value-type="float" office:value="299996984.022216" calcext:value-type="float">
            <text:p>299996984.022216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146211.4" calcext:value-type="float">
            <text:p>146211.4</text:p>
          </table:table-cell>
          <table:table-cell office:value-type="float" office:value="227.791659" calcext:value-type="float">
            <text:p>227.791659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31447" calcext:value-type="float">
            <text:p>231447</text:p>
          </table:table-cell>
          <table:table-cell office:value-type="float" office:value="9718.240077" calcext:value-type="float">
            <text:p>9718.240077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135629.3" calcext:value-type="float">
            <text:p>1135629.3</text:p>
          </table:table-cell>
          <table:table-cell office:value-type="float" office:value="8782.005182" calcext:value-type="float">
            <text:p>8782.005182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176827.9" calcext:value-type="float">
            <text:p>176827.9</text:p>
          </table:table-cell>
          <table:table-cell office:value-type="float" office:value="2085.103328" calcext:value-type="float">
            <text:p>2085.103328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7330.2" calcext:value-type="float">
            <text:p>267330.2</text:p>
          </table:table-cell>
          <table:table-cell office:value-type="float" office:value="1111.676644" calcext:value-type="float">
            <text:p>1111.676644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1325483.6" calcext:value-type="float">
            <text:p>1325483.6</text:p>
          </table:table-cell>
          <table:table-cell office:value-type="float" office:value="55780.532294" calcext:value-type="float">
            <text:p>55780.532294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210175.7" calcext:value-type="float">
            <text:p>210175.7</text:p>
          </table:table-cell>
          <table:table-cell office:value-type="float" office:value="981.053113" calcext:value-type="float">
            <text:p>981.053113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0083.1" calcext:value-type="float">
            <text:p>310083.1</text:p>
          </table:table-cell>
          <table:table-cell office:value-type="float" office:value="16142.863417" calcext:value-type="float">
            <text:p>16142.863417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1585104.2" calcext:value-type="float">
            <text:p>1585104.2</text:p>
          </table:table-cell>
          <table:table-cell office:value-type="float" office:value="20601.680421" calcext:value-type="float">
            <text:p>20601.680421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247482.1" calcext:value-type="float">
            <text:p>247482.1</text:p>
          </table:table-cell>
          <table:table-cell office:value-type="float" office:value="1202.313724" calcext:value-type="float">
            <text:p>1202.313724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3886.3" calcext:value-type="float">
            <text:p>333886.3</text:p>
          </table:table-cell>
          <table:table-cell office:value-type="float" office:value="8537.15503" calcext:value-type="float">
            <text:p>8537.15503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1884935.8" calcext:value-type="float">
            <text:p>1884935.8</text:p>
          </table:table-cell>
          <table:table-cell office:value-type="float" office:value="25602.062354" calcext:value-type="float">
            <text:p>25602.062354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288941.8" calcext:value-type="float">
            <text:p>288941.8</text:p>
          </table:table-cell>
          <table:table-cell office:value-type="float" office:value="1214.844665" calcext:value-type="float">
            <text:p>1214.844665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5967.1" calcext:value-type="float">
            <text:p>375967.1</text:p>
          </table:table-cell>
          <table:table-cell office:value-type="float" office:value="7412.316108" calcext:value-type="float">
            <text:p>7412.316108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2118208.8" calcext:value-type="float">
            <text:p>2118208.8</text:p>
          </table:table-cell>
          <table:table-cell office:value-type="float" office:value="23921.026537" calcext:value-type="float">
            <text:p>23921.026537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340201.9" calcext:value-type="float">
            <text:p>340201.9</text:p>
          </table:table-cell>
          <table:table-cell office:value-type="float" office:value="13851.969235" calcext:value-type="float">
            <text:p>13851.969235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8830.2" calcext:value-type="float">
            <text:p>428830.2</text:p>
          </table:table-cell>
          <table:table-cell office:value-type="float" office:value="13307.86057" calcext:value-type="float">
            <text:p>13307.86057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2464340.4" calcext:value-type="float">
            <text:p>2464340.4</text:p>
          </table:table-cell>
          <table:table-cell office:value-type="float" office:value="68600.543781" calcext:value-type="float">
            <text:p>68600.543781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391639.6" calcext:value-type="float">
            <text:p>391639.6</text:p>
          </table:table-cell>
          <table:table-cell office:value-type="float" office:value="18904.939377" calcext:value-type="float">
            <text:p>18904.939377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4710.5" calcext:value-type="float">
            <text:p>474710.5</text:p>
          </table:table-cell>
          <table:table-cell office:value-type="float" office:value="13061.244231" calcext:value-type="float">
            <text:p>13061.244231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2713701.2" calcext:value-type="float">
            <text:p>2713701.2</text:p>
          </table:table-cell>
          <table:table-cell office:value-type="float" office:value="38760.175835" calcext:value-type="float">
            <text:p>38760.175835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443455.5" calcext:value-type="float">
            <text:p>443455.5</text:p>
          </table:table-cell>
          <table:table-cell office:value-type="float" office:value="19398.063296" calcext:value-type="float">
            <text:p>19398.063296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9471.2" calcext:value-type="float">
            <text:p>529471.2</text:p>
          </table:table-cell>
          <table:table-cell office:value-type="float" office:value="11661.838696" calcext:value-type="float">
            <text:p>11661.838696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3026899.1" calcext:value-type="float">
            <text:p>3026899.1</text:p>
          </table:table-cell>
          <table:table-cell office:value-type="float" office:value="22639.753782" calcext:value-type="float">
            <text:p>22639.753782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498369" calcext:value-type="float">
            <text:p>498369</text:p>
          </table:table-cell>
          <table:table-cell office:value-type="float" office:value="33266.717704" calcext:value-type="float">
            <text:p>33266.717704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88960.2" calcext:value-type="float">
            <text:p>588960.2</text:p>
          </table:table-cell>
          <table:table-cell office:value-type="float" office:value="13635.552991" calcext:value-type="float">
            <text:p>13635.552991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3385138" calcext:value-type="float">
            <text:p>3385138</text:p>
          </table:table-cell>
          <table:table-cell office:value-type="float" office:value="70661.871869" calcext:value-type="float">
            <text:p>70661.871869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560153" calcext:value-type="float">
            <text:p>560153</text:p>
          </table:table-cell>
          <table:table-cell office:value-type="float" office:value="20183.48897" calcext:value-type="float">
            <text:p>20183.48897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2712.2" calcext:value-type="float">
            <text:p>642712.2</text:p>
          </table:table-cell>
          <table:table-cell office:value-type="float" office:value="8527.128318" calcext:value-type="float">
            <text:p>8527.128318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-96285283.9" calcext:value-type="float">
            <text:p>-96285283.9</text:p>
          </table:table-cell>
          <table:table-cell office:value-type="float" office:value="299978539.137839" calcext:value-type="float">
            <text:p>299978539.137839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612289.4" calcext:value-type="float">
            <text:p>612289.4</text:p>
          </table:table-cell>
          <table:table-cell office:value-type="float" office:value="13428.717461" calcext:value-type="float">
            <text:p>13428.717461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dgem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dger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no.elts</text:p>
          </table:table-cell>
          <table:table-cell office:value-type="string" calcext:value-type="string">
            <text:p>M.RT(ns)</text:p>
          </table:table-cell>
          <table:table-cell office:value-type="string" calcext:value-type="string">
            <text:p>RT.std (ns)</text:p>
          </table:table-cell>
          <table:table-cell office:value-type="string" calcext:value-type="string">
            <text:p><text:s/>nflop</text:p>
          </table:table-cell>
          <table:table-cell office:value-type="string" calcext:value-type="string">
            <text:p>size(k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39.6" calcext:value-type="float">
            <text:p>6939.6</text:p>
          </table:table-cell>
          <table:table-cell office:value-type="float" office:value="5690.806027" calcext:value-type="float">
            <text:p>5690.806027</text:p>
          </table:table-cell>
          <table:table-cell office:value-type="float" office:value="5150" calcext:value-type="float">
            <text:p>5150</text:p>
          </table:table-cell>
          <table:table-cell office:value-type="float" office:value="20.726562" calcext:value-type="float">
            <text:p>20.726562</text:p>
          </table:table-cell>
          <table:table-cell office:value-type="float" office:value="50" calcext:value-type="float">
            <text:p>50</text:p>
          </table:table-cell>
          <table:table-cell office:value-type="float" office:value="44765.7" calcext:value-type="float">
            <text:p>44765.7</text:p>
          </table:table-cell>
          <table:table-cell office:value-type="float" office:value="46118.060007" calcext:value-type="float">
            <text:p>46118.060007</text:p>
          </table:table-cell>
          <table:table-cell office:value-type="float" office:value="5150" calcext:value-type="float">
            <text:p>5150</text:p>
          </table:table-cell>
          <table:table-cell office:value-type="float" office:value="40.257812" calcext:value-type="float">
            <text:p>40.257812</text:p>
          </table:table-cell>
          <table:table-cell office:value-type="float" office:value="50" calcext:value-type="float">
            <text:p>50</text:p>
          </table:table-cell>
          <table:table-cell office:value-type="float" office:value="6772.6" calcext:value-type="float">
            <text:p>6772.6</text:p>
          </table:table-cell>
          <table:table-cell office:value-type="float" office:value="6120.224705" calcext:value-type="float">
            <text:p>6120.224705</text:p>
          </table:table-cell>
          <table:table-cell office:value-type="float" office:value="5050" calcext:value-type="float">
            <text:p>5050</text:p>
          </table:table-cell>
          <table:table-cell office:value-type="float" office:value="20.335938" calcext:value-type="float">
            <text:p>20.3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50.6" calcext:value-type="float">
            <text:p>11550.6</text:p>
          </table:table-cell>
          <table:table-cell office:value-type="float" office:value="1136.644817" calcext:value-type="float">
            <text:p>1136.644817</text:p>
          </table:table-cell>
          <table:table-cell office:value-type="float" office:value="20300" calcext:value-type="float">
            <text:p>20300</text:p>
          </table:table-cell>
          <table:table-cell office:value-type="float" office:value="80.492188" calcext:value-type="float">
            <text:p>80.492188</text:p>
          </table:table-cell>
          <table:table-cell office:value-type="float" office:value="100" calcext:value-type="float">
            <text:p>100</text:p>
          </table:table-cell>
          <table:table-cell office:value-type="float" office:value="46397.4" calcext:value-type="float">
            <text:p>46397.4</text:p>
          </table:table-cell>
          <table:table-cell office:value-type="float" office:value="3634.050858" calcext:value-type="float">
            <text:p>3634.050858</text:p>
          </table:table-cell>
          <table:table-cell office:value-type="float" office:value="20300" calcext:value-type="float">
            <text:p>20300</text:p>
          </table:table-cell>
          <table:table-cell office:value-type="float" office:value="158.617188" calcext:value-type="float">
            <text:p>158.617188</text:p>
          </table:table-cell>
          <table:table-cell office:value-type="float" office:value="100" calcext:value-type="float">
            <text:p>100</text:p>
          </table:table-cell>
          <table:table-cell office:value-type="float" office:value="11498.1" calcext:value-type="float">
            <text:p>11498.1</text:p>
          </table:table-cell>
          <table:table-cell office:value-type="float" office:value="746.433179" calcext:value-type="float">
            <text:p>746.433179</text:p>
          </table:table-cell>
          <table:table-cell office:value-type="float" office:value="20100" calcext:value-type="float">
            <text:p>20100</text:p>
          </table:table-cell>
          <table:table-cell office:value-type="float" office:value="79.710938" calcext:value-type="float">
            <text:p>79.710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58.4" calcext:value-type="float">
            <text:p>25958.4</text:p>
          </table:table-cell>
          <table:table-cell office:value-type="float" office:value="7530.250941" calcext:value-type="float">
            <text:p>7530.250941</text:p>
          </table:table-cell>
          <table:table-cell office:value-type="float" office:value="45450" calcext:value-type="float">
            <text:p>45450</text:p>
          </table:table-cell>
          <table:table-cell office:value-type="float" office:value="179.320312" calcext:value-type="float">
            <text:p>179.320312</text:p>
          </table:table-cell>
          <table:table-cell office:value-type="float" office:value="150" calcext:value-type="float">
            <text:p>150</text:p>
          </table:table-cell>
          <table:table-cell office:value-type="float" office:value="93657" calcext:value-type="float">
            <text:p>93657</text:p>
          </table:table-cell>
          <table:table-cell office:value-type="float" office:value="5171.822561" calcext:value-type="float">
            <text:p>5171.822561</text:p>
          </table:table-cell>
          <table:table-cell office:value-type="float" office:value="45450" calcext:value-type="float">
            <text:p>45450</text:p>
          </table:table-cell>
          <table:table-cell office:value-type="float" office:value="355.101562" calcext:value-type="float">
            <text:p>355.101562</text:p>
          </table:table-cell>
          <table:table-cell office:value-type="float" office:value="150" calcext:value-type="float">
            <text:p>150</text:p>
          </table:table-cell>
          <table:table-cell office:value-type="float" office:value="24573.6" calcext:value-type="float">
            <text:p>24573.6</text:p>
          </table:table-cell>
          <table:table-cell office:value-type="float" office:value="2833.982929" calcext:value-type="float">
            <text:p>2833.982929</text:p>
          </table:table-cell>
          <table:table-cell office:value-type="float" office:value="45150" calcext:value-type="float">
            <text:p>45150</text:p>
          </table:table-cell>
          <table:table-cell office:value-type="float" office:value="178.148438" calcext:value-type="float">
            <text:p>178.1484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175.2" calcext:value-type="float">
            <text:p>29175.2</text:p>
          </table:table-cell>
          <table:table-cell office:value-type="float" office:value="7330.423518" calcext:value-type="float">
            <text:p>7330.423518</text:p>
          </table:table-cell>
          <table:table-cell office:value-type="float" office:value="80600" calcext:value-type="float">
            <text:p>80600</text:p>
          </table:table-cell>
          <table:table-cell office:value-type="float" office:value="317.210938" calcext:value-type="float">
            <text:p>317.210938</text:p>
          </table:table-cell>
          <table:table-cell office:value-type="float" office:value="200" calcext:value-type="float">
            <text:p>200</text:p>
          </table:table-cell>
          <table:table-cell office:value-type="float" office:value="152039.1" calcext:value-type="float">
            <text:p>152039.1</text:p>
          </table:table-cell>
          <table:table-cell office:value-type="float" office:value="14631.821797" calcext:value-type="float">
            <text:p>14631.821797</text:p>
          </table:table-cell>
          <table:table-cell office:value-type="float" office:value="80600" calcext:value-type="float">
            <text:p>80600</text:p>
          </table:table-cell>
          <table:table-cell office:value-type="float" office:value="629.710938" calcext:value-type="float">
            <text:p>629.710938</text:p>
          </table:table-cell>
          <table:table-cell office:value-type="float" office:value="200" calcext:value-type="float">
            <text:p>200</text:p>
          </table:table-cell>
          <table:table-cell office:value-type="float" office:value="36128.9" calcext:value-type="float">
            <text:p>36128.9</text:p>
          </table:table-cell>
          <table:table-cell office:value-type="float" office:value="6524.051769" calcext:value-type="float">
            <text:p>6524.051769</text:p>
          </table:table-cell>
          <table:table-cell office:value-type="float" office:value="80200" calcext:value-type="float">
            <text:p>80200</text:p>
          </table:table-cell>
          <table:table-cell office:value-type="float" office:value="315.648438" calcext:value-type="float">
            <text:p>315.6484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23.1" calcext:value-type="float">
            <text:p>30423.1</text:p>
          </table:table-cell>
          <table:table-cell office:value-type="float" office:value="113.663934" calcext:value-type="float">
            <text:p>113.663934</text:p>
          </table:table-cell>
          <table:table-cell office:value-type="float" office:value="125750" calcext:value-type="float">
            <text:p>125750</text:p>
          </table:table-cell>
          <table:table-cell office:value-type="float" office:value="494.164062" calcext:value-type="float">
            <text:p>494.164062</text:p>
          </table:table-cell>
          <table:table-cell office:value-type="float" office:value="250" calcext:value-type="float">
            <text:p>250</text:p>
          </table:table-cell>
          <table:table-cell office:value-type="float" office:value="196394.9" calcext:value-type="float">
            <text:p>196394.9</text:p>
          </table:table-cell>
          <table:table-cell office:value-type="float" office:value="14316.147152" calcext:value-type="float">
            <text:p>14316.147152</text:p>
          </table:table-cell>
          <table:table-cell office:value-type="float" office:value="125750" calcext:value-type="float">
            <text:p>125750</text:p>
          </table:table-cell>
          <table:table-cell office:value-type="float" office:value="982.445312" calcext:value-type="float">
            <text:p>982.445312</text:p>
          </table:table-cell>
          <table:table-cell office:value-type="float" office:value="250" calcext:value-type="float">
            <text:p>250</text:p>
          </table:table-cell>
          <table:table-cell office:value-type="float" office:value="35049.1" calcext:value-type="float">
            <text:p>35049.1</text:p>
          </table:table-cell>
          <table:table-cell office:value-type="float" office:value="1536.85552" calcext:value-type="float">
            <text:p>1536.85552</text:p>
          </table:table-cell>
          <table:table-cell office:value-type="float" office:value="125250" calcext:value-type="float">
            <text:p>125250</text:p>
          </table:table-cell>
          <table:table-cell office:value-type="float" office:value="492.210938" calcext:value-type="float">
            <text:p>492.2109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370.4" calcext:value-type="float">
            <text:p>50370.4</text:p>
          </table:table-cell>
          <table:table-cell office:value-type="float" office:value="5929.330724" calcext:value-type="float">
            <text:p>5929.330724</text:p>
          </table:table-cell>
          <table:table-cell office:value-type="float" office:value="180900" calcext:value-type="float">
            <text:p>180900</text:p>
          </table:table-cell>
          <table:table-cell office:value-type="float" office:value="710.179688" calcext:value-type="float">
            <text:p>710.179688</text:p>
          </table:table-cell>
          <table:table-cell office:value-type="float" office:value="300" calcext:value-type="float">
            <text:p>300</text:p>
          </table:table-cell>
          <table:table-cell office:value-type="float" office:value="292311.1" calcext:value-type="float">
            <text:p>292311.1</text:p>
          </table:table-cell>
          <table:table-cell office:value-type="float" office:value="14667.057568" calcext:value-type="float">
            <text:p>14667.057568</text:p>
          </table:table-cell>
          <table:table-cell office:value-type="float" office:value="180900" calcext:value-type="float">
            <text:p>180900</text:p>
          </table:table-cell>
          <table:table-cell office:value-type="float" office:value="1413.304688" calcext:value-type="float">
            <text:p>1413.304688</text:p>
          </table:table-cell>
          <table:table-cell office:value-type="float" office:value="300" calcext:value-type="float">
            <text:p>300</text:p>
          </table:table-cell>
          <table:table-cell office:value-type="float" office:value="50234.4" calcext:value-type="float">
            <text:p>50234.4</text:p>
          </table:table-cell>
          <table:table-cell office:value-type="float" office:value="680.303197" calcext:value-type="float">
            <text:p>680.303197</text:p>
          </table:table-cell>
          <table:table-cell office:value-type="float" office:value="180300" calcext:value-type="float">
            <text:p>180300</text:p>
          </table:table-cell>
          <table:table-cell office:value-type="float" office:value="707.835938" calcext:value-type="float">
            <text:p>707.835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5042.2" calcext:value-type="float">
            <text:p>65042.2</text:p>
          </table:table-cell>
          <table:table-cell office:value-type="float" office:value="2791.241545" calcext:value-type="float">
            <text:p>2791.241545</text:p>
          </table:table-cell>
          <table:table-cell office:value-type="float" office:value="246050" calcext:value-type="float">
            <text:p>246050</text:p>
          </table:table-cell>
          <table:table-cell office:value-type="float" office:value="965.257812" calcext:value-type="float">
            <text:p>965.257812</text:p>
          </table:table-cell>
          <table:table-cell office:value-type="float" office:value="350" calcext:value-type="float">
            <text:p>350</text:p>
          </table:table-cell>
          <table:table-cell office:value-type="float" office:value="405490.2" calcext:value-type="float">
            <text:p>405490.2</text:p>
          </table:table-cell>
          <table:table-cell office:value-type="float" office:value="27864.10058" calcext:value-type="float">
            <text:p>27864.10058</text:p>
          </table:table-cell>
          <table:table-cell office:value-type="float" office:value="246050" calcext:value-type="float">
            <text:p>246050</text:p>
          </table:table-cell>
          <table:table-cell office:value-type="float" office:value="1922.289062" calcext:value-type="float">
            <text:p>1922.289062</text:p>
          </table:table-cell>
          <table:table-cell office:value-type="float" office:value="350" calcext:value-type="float">
            <text:p>350</text:p>
          </table:table-cell>
          <table:table-cell office:value-type="float" office:value="69067.2" calcext:value-type="float">
            <text:p>69067.2</text:p>
          </table:table-cell>
          <table:table-cell office:value-type="float" office:value="12551.473713" calcext:value-type="float">
            <text:p>12551.473713</text:p>
          </table:table-cell>
          <table:table-cell office:value-type="float" office:value="245350" calcext:value-type="float">
            <text:p>245350</text:p>
          </table:table-cell>
          <table:table-cell office:value-type="float" office:value="962.523438" calcext:value-type="float">
            <text:p>962.523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2302.8" calcext:value-type="float">
            <text:p>142302.8</text:p>
          </table:table-cell>
          <table:table-cell office:value-type="float" office:value="12951.876403" calcext:value-type="float">
            <text:p>12951.876403</text:p>
          </table:table-cell>
          <table:table-cell office:value-type="float" office:value="321200" calcext:value-type="float">
            <text:p>321200</text:p>
          </table:table-cell>
          <table:table-cell office:value-type="float" office:value="1259.398438" calcext:value-type="float">
            <text:p>125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539556.1" calcext:value-type="float">
            <text:p>539556.1</text:p>
          </table:table-cell>
          <table:table-cell office:value-type="float" office:value="25564.378664" calcext:value-type="float">
            <text:p>25564.378664</text:p>
          </table:table-cell>
          <table:table-cell office:value-type="float" office:value="321200" calcext:value-type="float">
            <text:p>321200</text:p>
          </table:table-cell>
          <table:table-cell office:value-type="float" office:value="2509.398438" calcext:value-type="float">
            <text:p>2509.398438</text:p>
          </table:table-cell>
          <table:table-cell office:value-type="float" office:value="400" calcext:value-type="float">
            <text:p>400</text:p>
          </table:table-cell>
          <table:table-cell office:value-type="float" office:value="87074" calcext:value-type="float">
            <text:p>87074</text:p>
          </table:table-cell>
          <table:table-cell office:value-type="float" office:value="1809.113098" calcext:value-type="float">
            <text:p>1809.113098</text:p>
          </table:table-cell>
          <table:table-cell office:value-type="float" office:value="320400" calcext:value-type="float">
            <text:p>320400</text:p>
          </table:table-cell>
          <table:table-cell office:value-type="float" office:value="1256.273438" calcext:value-type="float">
            <text:p>1256.2734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1828.1" calcext:value-type="float">
            <text:p>161828.1</text:p>
          </table:table-cell>
          <table:table-cell office:value-type="float" office:value="11258.465477" calcext:value-type="float">
            <text:p>11258.465477</text:p>
          </table:table-cell>
          <table:table-cell office:value-type="float" office:value="406350" calcext:value-type="float">
            <text:p>406350</text:p>
          </table:table-cell>
          <table:table-cell office:value-type="float" office:value="1592.601562" calcext:value-type="float">
            <text:p>1592.601562</text:p>
          </table:table-cell>
          <table:table-cell office:value-type="float" office:value="450" calcext:value-type="float">
            <text:p>450</text:p>
          </table:table-cell>
          <table:table-cell office:value-type="float" office:value="708665.4" calcext:value-type="float">
            <text:p>708665.4</text:p>
          </table:table-cell>
          <table:table-cell office:value-type="float" office:value="8505.920623" calcext:value-type="float">
            <text:p>8505.920623</text:p>
          </table:table-cell>
          <table:table-cell office:value-type="float" office:value="406350" calcext:value-type="float">
            <text:p>406350</text:p>
          </table:table-cell>
          <table:table-cell office:value-type="float" office:value="3174.632812" calcext:value-type="float">
            <text:p>3174.632812</text:p>
          </table:table-cell>
          <table:table-cell office:value-type="float" office:value="450" calcext:value-type="float">
            <text:p>450</text:p>
          </table:table-cell>
          <table:table-cell office:value-type="float" office:value="106138.6" calcext:value-type="float">
            <text:p>106138.6</text:p>
          </table:table-cell>
          <table:table-cell office:value-type="float" office:value="3061.430881" calcext:value-type="float">
            <text:p>3061.430881</text:p>
          </table:table-cell>
          <table:table-cell office:value-type="float" office:value="405450" calcext:value-type="float">
            <text:p>405450</text:p>
          </table:table-cell>
          <table:table-cell office:value-type="float" office:value="1589.085938" calcext:value-type="float">
            <text:p>1589.085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5919.3" calcext:value-type="float">
            <text:p>185919.3</text:p>
          </table:table-cell>
          <table:table-cell office:value-type="float" office:value="316.638611" calcext:value-type="float">
            <text:p>316.638611</text:p>
          </table:table-cell>
          <table:table-cell office:value-type="float" office:value="501500" calcext:value-type="float">
            <text:p>501500</text:p>
          </table:table-cell>
          <table:table-cell office:value-type="float" office:value="1964.867188" calcext:value-type="float">
            <text:p>1964.867188</text:p>
          </table:table-cell>
          <table:table-cell office:value-type="float" office:value="500" calcext:value-type="float">
            <text:p>500</text:p>
          </table:table-cell>
          <table:table-cell office:value-type="float" office:value="887183.6" calcext:value-type="float">
            <text:p>887183.6</text:p>
          </table:table-cell>
          <table:table-cell office:value-type="float" office:value="39185.982476" calcext:value-type="float">
            <text:p>39185.982476</text:p>
          </table:table-cell>
          <table:table-cell office:value-type="float" office:value="501500" calcext:value-type="float">
            <text:p>501500</text:p>
          </table:table-cell>
          <table:table-cell office:value-type="float" office:value="3917.992188" calcext:value-type="float">
            <text:p>3917.992188</text:p>
          </table:table-cell>
          <table:table-cell office:value-type="float" office:value="500" calcext:value-type="float">
            <text:p>500</text:p>
          </table:table-cell>
          <table:table-cell office:value-type="float" office:value="126702.4" calcext:value-type="float">
            <text:p>126702.4</text:p>
          </table:table-cell>
          <table:table-cell office:value-type="float" office:value="420.392483" calcext:value-type="float">
            <text:p>420.392483</text:p>
          </table:table-cell>
          <table:table-cell office:value-type="float" office:value="500500" calcext:value-type="float">
            <text:p>500500</text:p>
          </table:table-cell>
          <table:table-cell office:value-type="float" office:value="1960.960938" calcext:value-type="float">
            <text:p>1960.9609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9428" calcext:value-type="float">
            <text:p>209428</text:p>
          </table:table-cell>
          <table:table-cell office:value-type="float" office:value="6046.678245" calcext:value-type="float">
            <text:p>6046.678245</text:p>
          </table:table-cell>
          <table:table-cell office:value-type="float" office:value="606650" calcext:value-type="float">
            <text:p>606650</text:p>
          </table:table-cell>
          <table:table-cell office:value-type="float" office:value="2376.195312" calcext:value-type="float">
            <text:p>2376.195312</text:p>
          </table:table-cell>
          <table:table-cell office:value-type="float" office:value="550" calcext:value-type="float">
            <text:p>550</text:p>
          </table:table-cell>
          <table:table-cell office:value-type="float" office:value="1081536.3" calcext:value-type="float">
            <text:p>1081536.3</text:p>
          </table:table-cell>
          <table:table-cell office:value-type="float" office:value="4462.181956" calcext:value-type="float">
            <text:p>4462.181956</text:p>
          </table:table-cell>
          <table:table-cell office:value-type="float" office:value="606650" calcext:value-type="float">
            <text:p>606650</text:p>
          </table:table-cell>
          <table:table-cell office:value-type="float" office:value="4739.476562" calcext:value-type="float">
            <text:p>4739.476562</text:p>
          </table:table-cell>
          <table:table-cell office:value-type="float" office:value="550" calcext:value-type="float">
            <text:p>550</text:p>
          </table:table-cell>
          <table:table-cell office:value-type="float" office:value="152368.7" calcext:value-type="float">
            <text:p>152368.7</text:p>
          </table:table-cell>
          <table:table-cell office:value-type="float" office:value="2781.570314" calcext:value-type="float">
            <text:p>2781.570314</text:p>
          </table:table-cell>
          <table:table-cell office:value-type="float" office:value="605550" calcext:value-type="float">
            <text:p>605550</text:p>
          </table:table-cell>
          <table:table-cell office:value-type="float" office:value="2371.898438" calcext:value-type="float">
            <text:p>2371.8984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2287" calcext:value-type="float">
            <text:p>242287</text:p>
          </table:table-cell>
          <table:table-cell office:value-type="float" office:value="5004.181911" calcext:value-type="float">
            <text:p>5004.181911</text:p>
          </table:table-cell>
          <table:table-cell office:value-type="float" office:value="721800" calcext:value-type="float">
            <text:p>721800</text:p>
          </table:table-cell>
          <table:table-cell office:value-type="float" office:value="2826.585938" calcext:value-type="float">
            <text:p>2826.585938</text:p>
          </table:table-cell>
          <table:table-cell office:value-type="float" office:value="600" calcext:value-type="float">
            <text:p>600</text:p>
          </table:table-cell>
          <table:table-cell office:value-type="float" office:value="1283170.7" calcext:value-type="float">
            <text:p>1283170.7</text:p>
          </table:table-cell>
          <table:table-cell office:value-type="float" office:value="5252.572209" calcext:value-type="float">
            <text:p>5252.572209</text:p>
          </table:table-cell>
          <table:table-cell office:value-type="float" office:value="721800" calcext:value-type="float">
            <text:p>721800</text:p>
          </table:table-cell>
          <table:table-cell office:value-type="float" office:value="5639.085938" calcext:value-type="float">
            <text:p>5639.085938</text:p>
          </table:table-cell>
          <table:table-cell office:value-type="float" office:value="600" calcext:value-type="float">
            <text:p>600</text:p>
          </table:table-cell>
          <table:table-cell office:value-type="float" office:value="180965.7" calcext:value-type="float">
            <text:p>180965.7</text:p>
          </table:table-cell>
          <table:table-cell office:value-type="float" office:value="1854.77821" calcext:value-type="float">
            <text:p>1854.77821</text:p>
          </table:table-cell>
          <table:table-cell office:value-type="float" office:value="720600" calcext:value-type="float">
            <text:p>720600</text:p>
          </table:table-cell>
          <table:table-cell office:value-type="float" office:value="2821.898438" calcext:value-type="float">
            <text:p>2821.898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9202.9" calcext:value-type="float">
            <text:p>269202.9</text:p>
          </table:table-cell>
          <table:table-cell office:value-type="float" office:value="10829.413359" calcext:value-type="float">
            <text:p>10829.413359</text:p>
          </table:table-cell>
          <table:table-cell office:value-type="float" office:value="846950" calcext:value-type="float">
            <text:p>846950</text:p>
          </table:table-cell>
          <table:table-cell office:value-type="float" office:value="3316.039062" calcext:value-type="float">
            <text:p>3316.039062</text:p>
          </table:table-cell>
          <table:table-cell office:value-type="float" office:value="650" calcext:value-type="float">
            <text:p>650</text:p>
          </table:table-cell>
          <table:table-cell office:value-type="float" office:value="1512807.2" calcext:value-type="float">
            <text:p>1512807.2</text:p>
          </table:table-cell>
          <table:table-cell office:value-type="float" office:value="27732.628616" calcext:value-type="float">
            <text:p>27732.628616</text:p>
          </table:table-cell>
          <table:table-cell office:value-type="float" office:value="846950" calcext:value-type="float">
            <text:p>846950</text:p>
          </table:table-cell>
          <table:table-cell office:value-type="float" office:value="6616.820312" calcext:value-type="float">
            <text:p>6616.820312</text:p>
          </table:table-cell>
          <table:table-cell office:value-type="float" office:value="650" calcext:value-type="float">
            <text:p>650</text:p>
          </table:table-cell>
          <table:table-cell office:value-type="float" office:value="218203.4" calcext:value-type="float">
            <text:p>218203.4</text:p>
          </table:table-cell>
          <table:table-cell office:value-type="float" office:value="12785.868451" calcext:value-type="float">
            <text:p>12785.868451</text:p>
          </table:table-cell>
          <table:table-cell office:value-type="float" office:value="845650" calcext:value-type="float">
            <text:p>845650</text:p>
          </table:table-cell>
          <table:table-cell office:value-type="float" office:value="3310.960938" calcext:value-type="float">
            <text:p>3310.9609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8238.5" calcext:value-type="float">
            <text:p>298238.5</text:p>
          </table:table-cell>
          <table:table-cell office:value-type="float" office:value="10252.971035" calcext:value-type="float">
            <text:p>10252.971035</text:p>
          </table:table-cell>
          <table:table-cell office:value-type="float" office:value="982100" calcext:value-type="float">
            <text:p>982100</text:p>
          </table:table-cell>
          <table:table-cell office:value-type="float" office:value="3844.554688" calcext:value-type="float">
            <text:p>3844.554688</text:p>
          </table:table-cell>
          <table:table-cell office:value-type="float" office:value="700" calcext:value-type="float">
            <text:p>700</text:p>
          </table:table-cell>
          <table:table-cell office:value-type="float" office:value="1759121.7" calcext:value-type="float">
            <text:p>1759121.7</text:p>
          </table:table-cell>
          <table:table-cell office:value-type="float" office:value="9051.306282" calcext:value-type="float">
            <text:p>9051.306282</text:p>
          </table:table-cell>
          <table:table-cell office:value-type="float" office:value="982100" calcext:value-type="float">
            <text:p>982100</text:p>
          </table:table-cell>
          <table:table-cell office:value-type="float" office:value="7672.679688" calcext:value-type="float">
            <text:p>7672.679688</text:p>
          </table:table-cell>
          <table:table-cell office:value-type="float" office:value="700" calcext:value-type="float">
            <text:p>700</text:p>
          </table:table-cell>
          <table:table-cell office:value-type="float" office:value="248741.1" calcext:value-type="float">
            <text:p>248741.1</text:p>
          </table:table-cell>
          <table:table-cell office:value-type="float" office:value="2246.276049" calcext:value-type="float">
            <text:p>2246.276049</text:p>
          </table:table-cell>
          <table:table-cell office:value-type="float" office:value="980700" calcext:value-type="float">
            <text:p>980700</text:p>
          </table:table-cell>
          <table:table-cell office:value-type="float" office:value="3839.085938" calcext:value-type="float">
            <text:p>3839.0859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1034.5" calcext:value-type="float">
            <text:p>341034.5</text:p>
          </table:table-cell>
          <table:table-cell office:value-type="float" office:value="8943.3056" calcext:value-type="float">
            <text:p>8943.3056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4412.132812" calcext:value-type="float">
            <text:p>4412.132812</text:p>
          </table:table-cell>
          <table:table-cell office:value-type="float" office:value="750" calcext:value-type="float">
            <text:p>750</text:p>
          </table:table-cell>
          <table:table-cell office:value-type="float" office:value="1992112.9" calcext:value-type="float">
            <text:p>1992112.9</text:p>
          </table:table-cell>
          <table:table-cell office:value-type="float" office:value="12303.273536" calcext:value-type="float">
            <text:p>12303.273536</text:p>
          </table:table-cell>
          <table:table-cell office:value-type="float" office:value="1127250" calcext:value-type="float">
            <text:p>1127250</text:p>
          </table:table-cell>
          <table:table-cell office:value-type="float" office:value="8806.664062" calcext:value-type="float">
            <text:p>8806.664062</text:p>
          </table:table-cell>
          <table:table-cell office:value-type="float" office:value="750" calcext:value-type="float">
            <text:p>750</text:p>
          </table:table-cell>
          <table:table-cell office:value-type="float" office:value="284119.7" calcext:value-type="float">
            <text:p>284119.7</text:p>
          </table:table-cell>
          <table:table-cell office:value-type="float" office:value="4068.320883" calcext:value-type="float">
            <text:p>4068.320883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406.273438" calcext:value-type="float">
            <text:p>4406.273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6517.5" calcext:value-type="float">
            <text:p>376517.5</text:p>
          </table:table-cell>
          <table:table-cell office:value-type="float" office:value="10202.400377" calcext:value-type="float">
            <text:p>10202.400377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5018.773438" calcext:value-type="float">
            <text:p>5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2321246.6" calcext:value-type="float">
            <text:p>2321246.6</text:p>
          </table:table-cell>
          <table:table-cell office:value-type="float" office:value="34681.92386" calcext:value-type="float">
            <text:p>34681.92386</text:p>
          </table:table-cell>
          <table:table-cell office:value-type="float" office:value="1282400" calcext:value-type="float">
            <text:p>1282400</text:p>
          </table:table-cell>
          <table:table-cell office:value-type="float" office:value="10018.773438" calcext:value-type="float">
            <text:p>10018.773438</text:p>
          </table:table-cell>
          <table:table-cell office:value-type="float" office:value="800" calcext:value-type="float">
            <text:p>800</text:p>
          </table:table-cell>
          <table:table-cell office:value-type="float" office:value="329598.8" calcext:value-type="float">
            <text:p>329598.8</text:p>
          </table:table-cell>
          <table:table-cell office:value-type="float" office:value="10259.133704" calcext:value-type="float">
            <text:p>10259.133704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5012.523438" calcext:value-type="float">
            <text:p>5012.5234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17579.5" calcext:value-type="float">
            <text:p>417579.5</text:p>
          </table:table-cell>
          <table:table-cell office:value-type="float" office:value="15654.969219" calcext:value-type="float">
            <text:p>15654.969219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5664.476562" calcext:value-type="float">
            <text:p>5664.476562</text:p>
          </table:table-cell>
          <table:table-cell office:value-type="float" office:value="850" calcext:value-type="float">
            <text:p>850</text:p>
          </table:table-cell>
          <table:table-cell office:value-type="float" office:value="2550197.3" calcext:value-type="float">
            <text:p>2550197.3</text:p>
          </table:table-cell>
          <table:table-cell office:value-type="float" office:value="17357.716538" calcext:value-type="float">
            <text:p>17357.716538</text:p>
          </table:table-cell>
          <table:table-cell office:value-type="float" office:value="1447550" calcext:value-type="float">
            <text:p>1447550</text:p>
          </table:table-cell>
          <table:table-cell office:value-type="float" office:value="11309.007812" calcext:value-type="float">
            <text:p>11309.007812</text:p>
          </table:table-cell>
          <table:table-cell office:value-type="float" office:value="850" calcext:value-type="float">
            <text:p>850</text:p>
          </table:table-cell>
          <table:table-cell office:value-type="float" office:value="373418.9" calcext:value-type="float">
            <text:p>373418.9</text:p>
          </table:table-cell>
          <table:table-cell office:value-type="float" office:value="3259.27837" calcext:value-type="float">
            <text:p>3259.27837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5657.835938" calcext:value-type="float">
            <text:p>5657.8359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8558.4" calcext:value-type="float">
            <text:p>458558.4</text:p>
          </table:table-cell>
          <table:table-cell office:value-type="float" office:value="4348.731222" calcext:value-type="float">
            <text:p>4348.731222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6349.242188" calcext:value-type="float">
            <text:p>6349.242188</text:p>
          </table:table-cell>
          <table:table-cell office:value-type="float" office:value="900" calcext:value-type="float">
            <text:p>900</text:p>
          </table:table-cell>
          <table:table-cell office:value-type="float" office:value="2826228.6" calcext:value-type="float">
            <text:p>2826228.6</text:p>
          </table:table-cell>
          <table:table-cell office:value-type="float" office:value="18511.23016" calcext:value-type="float">
            <text:p>18511.23016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677.367188" calcext:value-type="float">
            <text:p>12677.367188</text:p>
          </table:table-cell>
          <table:table-cell office:value-type="float" office:value="900" calcext:value-type="float">
            <text:p>900</text:p>
          </table:table-cell>
          <table:table-cell office:value-type="float" office:value="415459.1" calcext:value-type="float">
            <text:p>415459.1</text:p>
          </table:table-cell>
          <table:table-cell office:value-type="float" office:value="5665.166148" calcext:value-type="float">
            <text:p>5665.166148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6342.210938" calcext:value-type="float">
            <text:p>6342.2109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7044.4" calcext:value-type="float">
            <text:p>517044.4</text:p>
          </table:table-cell>
          <table:table-cell office:value-type="float" office:value="6544.798533" calcext:value-type="float">
            <text:p>6544.798533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7073.070312" calcext:value-type="float">
            <text:p>7073.070312</text:p>
          </table:table-cell>
          <table:table-cell office:value-type="float" office:value="950" calcext:value-type="float">
            <text:p>950</text:p>
          </table:table-cell>
          <table:table-cell office:value-type="float" office:value="3093630.9" calcext:value-type="float">
            <text:p>3093630.9</text:p>
          </table:table-cell>
          <table:table-cell office:value-type="float" office:value="133576.398607" calcext:value-type="float">
            <text:p>133576.398607</text:p>
          </table:table-cell>
          <table:table-cell office:value-type="float" office:value="1807850" calcext:value-type="float">
            <text:p>1807850</text:p>
          </table:table-cell>
          <table:table-cell office:value-type="float" office:value="14123.851562" calcext:value-type="float">
            <text:p>14123.851562</text:p>
          </table:table-cell>
          <table:table-cell office:value-type="float" office:value="950" calcext:value-type="float">
            <text:p>950</text:p>
          </table:table-cell>
          <table:table-cell office:value-type="float" office:value="479880.1" calcext:value-type="float">
            <text:p>479880.1</text:p>
          </table:table-cell>
          <table:table-cell office:value-type="float" office:value="11255.356924" calcext:value-type="float">
            <text:p>11255.356924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7065.648438" calcext:value-type="float">
            <text:p>7065.648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0661.6" calcext:value-type="float">
            <text:p>560661.6</text:p>
          </table:table-cell>
          <table:table-cell office:value-type="float" office:value="13575.797834" calcext:value-type="float">
            <text:p>13575.797834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7835.960938" calcext:value-type="float">
            <text:p>7835.960938</text:p>
          </table:table-cell>
          <table:table-cell office:value-type="float" office:value="1000" calcext:value-type="float">
            <text:p>1000</text:p>
          </table:table-cell>
          <table:table-cell office:value-type="float" office:value="3456747.7" calcext:value-type="float">
            <text:p>3456747.7</text:p>
          </table:table-cell>
          <table:table-cell office:value-type="float" office:value="29415.483141" calcext:value-type="float">
            <text:p>29415.483141</text:p>
          </table:table-cell>
          <table:table-cell office:value-type="float" office:value="2003000" calcext:value-type="float">
            <text:p>2003000</text:p>
          </table:table-cell>
          <table:table-cell office:value-type="float" office:value="15648.460938" calcext:value-type="float">
            <text:p>15648.460938</text:p>
          </table:table-cell>
          <table:table-cell office:value-type="float" office:value="1000" calcext:value-type="float">
            <text:p>1000</text:p>
          </table:table-cell>
          <table:table-cell office:value-type="float" office:value="527906.9" calcext:value-type="float">
            <text:p>527906.9</text:p>
          </table:table-cell>
          <table:table-cell office:value-type="float" office:value="7009.084255" calcext:value-type="float">
            <text:p>7009.084255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7828.148438" calcext:value-type="float">
            <text:p>7828.148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9T22:06:02.656186119</dc:date>
    <meta:editing-duration>PT10M50S</meta:editing-duration>
    <meta:editing-cycles>1</meta:editing-cycles>
    <meta:document-statistic meta:table-count="1" meta:cell-count="1992" meta:object-count="0"/>
  </office:meta>
</office:document-meta>
</file>